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6.694cm"/>
    </style:style>
    <style:style style:name="co10" style:family="table-column">
      <style:table-column-properties fo:break-before="auto" style:column-width="0.871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5.009cm"/>
    </style:style>
    <style:style style:name="co13" style:family="table-column">
      <style:table-column-properties fo:break-before="auto" style:column-width="1.143cm"/>
    </style:style>
    <style:style style:name="co14" style:family="table-column">
      <style:table-column-properties fo:break-before="auto" style:column-width="0.499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38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307cm"/>
    </style:style>
    <style:style style:name="co19" style:family="table-column">
      <style:table-column-properties fo:break-before="auto" style:column-width="1.088cm"/>
    </style:style>
    <style:style style:name="co20" style:family="table-column">
      <style:table-column-properties fo:break-before="auto" style:column-width="0.907cm"/>
    </style:style>
    <style:style style:name="co21" style:family="table-column">
      <style:table-column-properties fo:break-before="auto" style:column-width="1.062cm"/>
    </style:style>
    <style:style style:name="co22" style:family="table-column">
      <style:table-column-properties fo:break-before="auto" style:column-width="0.843cm"/>
    </style:style>
    <style:style style:name="co23" style:family="table-column">
      <style:table-column-properties fo:break-before="auto" style:column-width="0.771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0.658cm"/>
    </style:style>
    <style:style style:name="co26" style:family="table-column">
      <style:table-column-properties fo:break-before="auto" style:column-width="5.2cm"/>
    </style:style>
    <style:style style:name="co27" style:family="table-column">
      <style:table-column-properties fo:break-before="auto" style:column-width="0.725cm"/>
    </style:style>
    <style:style style:name="co28" style:family="table-column">
      <style:table-column-properties fo:break-before="auto" style:column-width="1.339cm"/>
    </style:style>
    <style:style style:name="co29" style:family="table-column">
      <style:table-column-properties fo:break-before="auto" style:column-width="0.679cm"/>
    </style:style>
    <style:style style:name="co30" style:family="table-column">
      <style:table-column-properties fo:break-before="auto" style:column-width="1.157cm"/>
    </style:style>
    <style:style style:name="co31" style:family="table-column">
      <style:table-column-properties fo:break-before="auto" style:column-width="3.041cm"/>
    </style:style>
    <style:style style:name="co32" style:family="table-column">
      <style:table-column-properties fo:break-before="auto" style:column-width="1.316cm"/>
    </style:style>
    <style:style style:name="co33" style:family="table-column">
      <style:table-column-properties fo:break-before="auto" style:column-width="1.951cm"/>
    </style:style>
    <style:style style:name="co34" style:family="table-column">
      <style:table-column-properties fo:break-before="auto" style:column-width="1.02cm"/>
    </style:style>
    <style:style style:name="co35" style:family="table-column">
      <style:table-column-properties fo:break-before="auto" style:column-width="2.4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UserStories" table:style-name="ta1">
        <table:table-column table:style-name="co1" table:visibility="collapse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ls Spieler wird mir der aktuelle Spielstand beim 2er-Schnapsn angezeig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stand auf dem neusten Stand halt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elstand abspeiche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stand anzeigen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ls Spieler werden mir zu Beginn des Spiels automatisch die Karten ausgeteilt, sodass ich damit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Kartendeck implementier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elern zufällige Karten austei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sgeteilte Karten anzeige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ls Spieler wird mir zu Beginn des Spiels automatisch die trumpfanzeigende Karte aufgedeck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zufällig die trumpfanzeigende Karte auswäh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die trumpfanzeigende Karte anzeigen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ls Spieler nehme ich beim 2er-Schnapsen nach jedem Stich eine Karte auf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<text:s/>nach einem Stich jedem Spieler eine zufällige Karte austei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neue Karte anzeigen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ls Spieler bin ich nach einem gewonnenen Stich am Zug, sodass ich das Spiel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er, der den letzten Stich gewonnen hat, zum Zug kommen lass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gerade am Zug ist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ls Spieler wird mir angezeigt wer einen Stich gewonnen hat, sodass ich den Spielverlauf versteh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bestimmen, wer den Stich gewonnen h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den Stich gewonnen hat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ls Spieler muss ich in den Zügen meiner Mitspieler eine eigene Karte gegen die von ihnen ausgespielte Karte aus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nach Ausspielen einer Karte, den nächsten Spieler eine Karte ausspielen lass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kennen, wann der letzte Spieler eine Karte ausgespielt h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eine Karte ausspielt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ls Spieler kann ich während meines Zuges eine meiner Handkarten aus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er, der am Zug ist, erlauben eine Karte auszuspie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sspielen einer Karte über einen Knopfdruck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ls Spieler werden mir während dem Schnapsen meine Karten, das Kartendeck, die ausgespielten Karten und die anderen Spieler auf dem Spielfeld angezeigt, sodass ich den aktuellen Spielzustand erkenn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Handkarten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rtendeck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sgespielte Karten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ilnehmende Spieler anzeigen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Hintergrund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sehe ich während dem Schnapsen meine Handkarten in sortierter Reihenfolge, sodass ich bestimmte Karten schneller find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Karten sor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Karten sortiert anzeigen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ls Spieler kann ich den Spielmodus 2er-Schnapsen auch gegen einen Computergegner (KI) spielen, sodass ich das Spiel üb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 2er-Schnapsen gegen den Computergegner wieder in die App einbauen.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ls Spieler kann ich schummeln, indem ich meine Karten gegen meine gestochenen Karten austausche, sodass das Spiel interessanter wir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 Austauschen einer Handkarte mit einer gestochenen Karte implementier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 Activity oder Popup für Anzeige und Austausch von gestochenen Karten erstell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 Verzögertes Austauschen einer Handkarte mit einer gestochenen Karte ermöglichen.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Als Spieler kann ich schummeln, indem ich meinen Mitspielern in die Karten schaue, sodass das Spiel interessanter wir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 Verzögerte Anzeige der Karten eines Gegenspielers ermöglichen.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Als Spieler kann ich das Schummeln anderer Spieler mit einer Geste unterbinden, sodass es nicht den Spielspaß zunichte macht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 Verhindern einer Schummelaktion während der entsprechenden Verzögerung durch Schütteln ermöglichen.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ls Spieler wird mir das Schummeln anderer Spieler angezeigt, sodass ich eine Möglichkeit habe es abzuwend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 Während der Verzögerung beim Schummeln ein Auge neben dem entsprechenden Spielernamen anzeigen.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Als Spieler möchte ich, dass das gesamte Spiel zuverlässig ist, sodass es einem echten Kartenspiel in nichts nachsteh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erbindungsaufbau bei 3er- und 4er-Schnapsen test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tensperre während dem Spielen verhinder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pielliste in der Lobby zwischenlösch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pielfeld4 testen und optimieren (gemeinsam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de Refactoring - Spielfeld2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ls Spieler habe ich ein Kartendeck bestehend aus je vier Assen, Zehnern, Königen, Damen und Buben in den Farben Karo, Herz, Pik und Kreuz, sodass ich damit schnaps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Kart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Karten in die App einbinden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Als Spieler muss ich mich, sobald keine Karte mehr am Stapel liegt, dem Stich- und Farbzwang beug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Erkennen, dass keine Karte mehr am Stapel lieg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ich- und Farbzwang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tich- und Farbzwang beim ausspielen durchsetzen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Als Spieler kann ich in meinem Zug "zudrehen", wodurch Stich- und Farbzwang herrscht und keine Karte mehr gezogen werden kan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Zudreh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Zudrehen ermöglichen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Als Spieler kann ich in meinem Zug einen "20er" ansagen, falls ich einen König und eine Dame der selben Farbe in der Hand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20er Ansag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20er Ansagen ermöglichen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Als Spieler kann ich in meinem Zug einen "40er" ansagen, falls ich den König und die Dame der Trumpfarbe in der Hand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40er Ansag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40er Ansagen ermöglichen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Als Spieler bekomme ich die Punkte von "20er" und "40er" nur, falls ich mindestens einen Stich in der entsprechenden Runde mach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20er bzw. 40er angesagt werden dar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20er bzw. 40er ansagen nur zulassen, falls die jeweiligen Bedingungen erfüllt sind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ls Spieler werde ich vom Spiel von einem Startmenü begrüßt, sodass ich auf die Funktionen der App zugreif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tartmenü (grob) er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frufen des Popups zur Änderung des Nickname ermöglichen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feld 2er-Schnapsen, Icons in die App einbinden, 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Als Spieler kann ich über das Startmenü in die Lobby gelangen, sodass ich in der Lobby ein Spiel erstellen oder einem Spiel beitret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utton für den wechsel in die Lobby erstellen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Als Spieler gelange ich nach der Spielerstellung in einen Warteraum (Lobby), dem andere Spieler beitreten können, sodass sie mit mir spielen könn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er in Reichweite anzeigen, Lobby (grob) er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er in Reichweite erkennen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Als Spielersteller kann ich das Spiel starten, sobald der Warteraum voll ist, sodass ich das Spiel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genug Spieler dem Spiel beigetreten s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einen Button zum Starten eines Spiels erstellen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ls Spieler kann ich einem Spiel beitreten, sodass ich einen Schnapser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Noch nicht laufende Spiele von Spielern in Reichweite erkenn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elbeitritt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noch nicht laufende Spiele von Spielern in Reichweite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 der Lobby einen Button zum Spielbeitritt erstellen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Als Spieler kann ich die App über das Startmenü beenden, sodass ich mein Gerät auch für andere Dinge verwend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enden der App über einen Button im Startmenü ermöglichen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ls Spieler muss ich mich mit meinen Mitspielern in einem Raum befinden, sodass das Gefühl eines echten Kartenspiels möglichst erhalten bleib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Bluetooth-Verbindung (grob) erstellen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ls Spieler kann ich bei der Spielerstellung und beim Spielbeitritt entscheiden welchen Spielmodus (2er-, 3er- oder 4er-Schnapsen) ich spiele, sodass ich nach meinen bevorzugten Spielregeln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ctivity zur Spielmodusauswahl ausimplementieren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ls Spieler kann ich den Spielmodus 3er-Schnapsen nur mit genau zwei anderen Spielern spielen, sodass ich regelgemäß spie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Dreispielerlogik implementieren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Als Spieler möchte ich, dass beim 3er-Schnapsen das Spiel zu Ende ist, sobald ein Spieler 24 Gesamtpunkte (Bummerl) erreicht ha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dergrundlogik</text:p>
          </table:table-cell>
          <table:table-cell office:value-type="string" calcext:value-type="string">
            <text:p>Gesamtpunkte mitzäh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Auf Spielende überprüfen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Als Spieler möchte ich, dass beim 3er-Schnapsen die "Spiele" Schnapser, Land, Kontraschnapser, Bauernschnapser und Kontrabauernschnapser, gerufen werden könn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Spielregeln für die möglichen "Spiele" implementieren.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Als Spieler möchte ich, dass beim 3er-Schnapsen jederzeit Farb- und Stichzwang gil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dergrundlogik</text:p>
          </table:table-cell>
          <table:table-cell office:value-type="string" calcext:value-type="string">
            <text:p><text:s/>Beim 3er-Schnapsen stets Farb- und Stichzwang geltend machen.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Als Rufer möchte ich beim 3er-Schnapsen keine bis zwei meiner Handkarten gegen die Karten am Stapel austauschen könn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dergrundlogik</text:p>
          </table:table-cell>
          <table:table-cell office:value-type="string" calcext:value-type="string">
            <text:p><text:s/>Austauschen der Handkarten mit den Karten am Stapel für den Rufer ermöglichen.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Als Rufer möchte ich beim 3er-Schnapsen ein geflecktes "Spiel" gegenflecken können, sodass in der jeweiligen Runde die vierfachen Punkte vergeben werd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Gegenflecken implementieren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Als Gegenspieler möchte ich beim 3er-Schnapsen das "Spiel" flecken können, sodass in der jeweiligen Runde die doppelten Punkte vergeben werd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Flecken implementieren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Als Rufer möchte ich beim 3er-Schnapsen, falls ich das gerufene "Spiel" gewinne, <text:s/>die dem "Spiel" zugeordneten Punkte erhalten, andernfalls erhalten die Gegner die Punkt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Dem "Spiel" entsprechende Punkte dem/den Spielgewinner/n geben.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Als Rufer möchte ich beim 3er-Schnapsen gegen die anderen beiden Spieler 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Spieler, die nicht dem Rufer entsprechen, als Gegenspieler implementieren.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Als Spieler möchte ich beim 3er-Schnapsen, dass beim "Spiel" Land der Rufer zuerst zum Zug komm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Beim "Spiel" Land den Rufer zuerst zum Zug kommen lassen.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Als Spieler möchte ich beim 3er-Schnapsen, dass bei jedem "Spiel" außer dem Land der erste Spieler zuerst zum Zug komm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Bei allen "Spielen" außer Land, den ersten Spieler zuerst zum Zug kommen lassen.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Als Spieler möchte ich beim 3er-Schnapsen, dass das höchstgerufene "Spiel" gespielt wird oder, falls kein "Spiel" gerufen wurde, ein normales "Spiel"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Die jeweilige Spielrunde nach den Regeln des höchstgerufenen "Spiels" ablaufen lassen, falls ein Spiel gerufen wurde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Das Spiel nach "normalen" Spielregeln ablaufen lassen, falls kein "Spiel" gerufen wurde.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Als Spieler möchte ich beim 3er-Schnapsen, dass, nachdem alle Karten ausgeteilt wurden, jeder Spieler der Reihe nach ein "Spiel" rufen kan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Rufen eines "Spiels" ermöglichen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Als erster Spieler möchte ich beim 3er-Schnapsen statt den Trumpf anzusagen auch die nächste Karte, die mir ausgeteilt wird, als Trumpf aufdecken können, sodass ich regelgemäß spielen <text:s/>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Aufdecken der nächsten ausgeteilten Handkarte als Trumpf implementieren.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Als Spieler möchte ich beim 3er-Schnapsen, dass nach dem Beiseitelegen des Stapels der erste Spieler den Trumpf ansag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Trumpf Ansagen implementieren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Als Spieler möchte ich beim 3er-Schnapsen, dass nach dem Austeilen der ersten drei Handkarten zwei Karten als Stapel beiseitegelegt werd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Beiseitelegen von zwei Karten als Stapel nach dem Austeilen der ersten drei Karten an alle Spieler implementieren.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Als Spieler möchte ich, dass allen teilnehmenden Spielern beim 3er-Schnapsen zu Beginn sechs Karten ausgeteilt werden, sodass ich regelgemäß spielen kann. 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Austeilen von sechs Karten zu Rundenbeginn implementieren.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Als Spieler möchte ich, dass ich alle von mir gestochenen Karten und den letzten Stich je Gegner ansehen kann, sodass ich regelgemäß spielen kann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Gestochene Karten je Spieler regelgemäß anzeig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Gestochene Karten <text:s/>je Spieler abspeichern.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ls Spieler kann ich über das Startmenü eine Kurzbeschreibung der möglichen Spielmodi einsehen, sodass ich dort die Spielregeln nachschlag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regeln in vom Hauptmenü erreichbare Activity einfügen.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Als Spieler sehe ich während dem Schnapsen meine Anzahl der gewonnenen Spiele gegen den aktuellen Gegner, sodass ich ihn einschätz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Gewonnene Spiele gegen aktuellen Gegner anzeigen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Als Spieler kann ich meine Statistik anschauen (gewonnenen Spiele, Anzahl 20er(40er),...), sodass ich damit angeb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<text:s/>Statistiken wie gewonnene Spiele, angesagte 20er/40er, usw. speiche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tatistiken vom Hauptmenü aus zugänglich machen.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Als Spieler kann ich den Spielmodus 4er-Schnapsen nur mit genau drei anderen Spielern spielen, sodass ich regelgemäß spie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Vierspielerlogik implementieren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Als Spieler bekomme ich als Gewinner einer Runde 3 Punkte falls mein Gegner keine Punkte hatte, 2 Punkte falls er 1-33 Punkte hatte und ansonsten 1 Punk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Gesamtpunkte (Bummerl) anzeigen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Als Spieler gewinne ich beim 2er-Schnapsen das Spiel, sobald ich 7 Spielpunkte erreicht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fteilung des Spiels in Spielrun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 bei sieben Gesamtpunkten (Bummerl) beenden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Als Spieler bekomme ich als Verlierer des Spiels vier Bummerln, falls ich schon 6-0 geführt habe, zwei Bummerln, falls ich 0-7 verloren habe und ansonsten ein Bummerl, sodass ich regelgemäß spielen kann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Spielende erhaltene Bummerl anzeigen.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Als Spieler möchte ich beim 4er-Schnapsen ein Team mit dem mir gegenübersitzenden Spieler bilden und gegen die anderen beiden Spieler 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Spielerteams anzeigen und kennzeichnen.</text:p>
          </table:table-cell>
        </table:table-row>
      </table:table>
      <table:table table:name="US1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s Spieler wird mir der aktuelle Spielstand beim 2er-Schnapsn angezeig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stand auf dem neusten Stand halte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ielstand abspeicher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stand anzeigen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angezeigt werden?</text:p>
          </table:table-cell>
          <table:table-cell table:number-columns-repeated="4"/>
          <table:table-cell office:value-type="string" calcext:value-type="string">
            <text:p>A_1</text:p>
          </table:table-cell>
          <table:table-cell office:value-type="string" calcext:value-type="string">
            <text:p>Wie ist aktuell definiert?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stand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nzeigen stattfinden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 angezeigt werden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geprüft werden, ob anzeigen durchgeführt wurde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anzeigen verhindern und was wird dann erwartet?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aktuelle Spielstand </text:p>
          </table:table-cell>
          <table:table-cell table:number-columns-repeated="4"/>
          <table:table-cell office:value-type="string" calcext:value-type="string">
            <text:p>A_1</text:p>
          </table:table-cell>
          <table:table-cell office:value-type="string" calcext:value-type="string">
            <text:p>Beim Starten vom Spiel ist die Anzeige auf 7, später wird sie minimier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Sobald sich die Spieler am Tisch befind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Die Anzeige soll während dem ganzen Spielverlauf angezeigt werden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enn eine Runde des Spieles beendet wurde, muss sich die Anzeige veränder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Die Runde wird nicht als gewonnen gezählt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Werte für Spielpunkte sind: 3, 2, 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riterien – def.</text:p>
          </table:table-cell>
          <table:table-cell office:value-type="string" calcext:value-type="string">
            <text:p>A_2</text:p>
          </table:table-cell>
          <table:table-cell office:value-type="string" calcext:value-type="string">
            <text:p>Bei den Sieger der Runde werden die gewonnen Spielpunkte vom Stand subtrahier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Spielpunkte des Gewinners müssen sich nach jeder Runde ändern.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ich die Spielpunkte änder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e Runde wird gespielt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Einer der Spieler gewinnt und die gewonnenen Spielpunkte werden beim Gegner hinzugefügt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alaxy S4 (Android 5.0.1)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ob sich die Spielpunkte änder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Runde wird bis zum Ende gespie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amsung 56Pkt, KI 69Pk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ie KI gewinnt und der Client erhält 1 Spielpunkt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1"/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greich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ob sich die Spielpunkte änder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Runde wird bis zum Ende gespie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amsung 56Pkt, KI 69Pk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ie KI gewinnt und der Client erhält 1 Spielpunkt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 table:number-rows-repeated="4">
          <table:table-cell table:style-name="ce1"/>
          <table:table-cell table:number-columns-repeated="12"/>
        </table:table-row>
        <table:table-row table:style-name="ro1">
          <table:table-cell table:style-name="ce1"/>
          <table:table-cell table:number-columns-repeated="12"/>
        </table:table-row>
      </table:table>
      <table:table table:name="US16" table:style-name="ta1">
        <table:table-column table:style-name="co1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s Spieler werden mir zu Beginn des Spiels automatisch die Karten ausgeteilt, sodass ich damit spielen kann.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Kartendeck implementiere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pielern zufällige Karten austeile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usgeteilte Karten anzeige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austeilen?</text:p>
          </table:table-cell>
          <table:table-cell table:number-columns-repeated="3"/>
          <table:table-cell office:value-type="string" calcext:value-type="string">
            <text:p>A_1</text:p>
          </table:table-cell>
          <table:table-cell office:value-type="string" calcext:value-type="string">
            <text:p>Wie ist automatisch definiert?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Karten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sgeteilt werden?</text:p>
          </table:table-cell>
          <table:table-cell table:number-columns-repeated="3"/>
          <table:table-cell office:value-type="string" calcext:value-type="string">
            <text:p>A_2</text:p>
          </table:table-cell>
          <table:table-cell office:value-type="string" calcext:value-type="string">
            <text:p>Welche Schritte sind nötig, um automatisch austeilen auszuführen?</text:p>
          </table:table-cell>
          <table:table-cell table:number-columns-repeated="5"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Karten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austeilen komplett abgeschlossen?</text:p>
          </table:table-cell>
          <table:table-cell table:number-columns-repeated="10"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Katen aus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austeilen genau durchgeführt werden?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häufig soll ausgeteilt werden?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ie kann geprüft werden, ob ausgeteilt wurde?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as „Spiel“ muss die Karten automatisch austeilen</text:p>
          </table:table-cell>
          <table:table-cell table:number-columns-repeated="3"/>
          <table:table-cell office:value-type="string" calcext:value-type="string">
            <text:p>A_1</text:p>
          </table:table-cell>
          <table:table-cell office:value-type="string" calcext:value-type="string">
            <text:p>Beim Rundenstart erhalten die Spieler ihre Karten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As, Zehn, König, Dame, Bube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Zum Beginn des Spiels</text:p>
          </table:table-cell>
          <table:table-cell table:number-columns-repeated="3"/>
          <table:table-cell office:value-type="string" calcext:value-type="string">
            <text:p>A_2</text:p>
          </table:table-cell>
          <table:table-cell office:value-type="string" calcext:value-type="string">
            <text:p>folgt</text:p>
          </table:table-cell>
          <table:table-cell table:number-columns-repeated="5"/>
          <table:table-cell office:value-type="string" calcext:value-type="string">
            <text:p>S_2</text:p>
          </table:table-cell>
          <table:table-cell office:value-type="string" calcext:value-type="string">
            <text:p>20 Karten (As 11, Zehn 10, König 4, Dame 3, Bube 2)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Die oberste Karte auf dem Vorratsstapel wird als Trumpfkarte aufgedeckt</text:p>
          </table:table-cell>
          <table:table-cell table:number-columns-repeated="10"/>
          <table:table-cell office:value-type="string" calcext:value-type="string">
            <text:p>S_3</text:p>
          </table:table-cell>
          <table:table-cell office:value-type="string" calcext:value-type="string">
            <text:p>Vierecki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ieler erhalten 5 Karte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Immer, wenn eine neue Runde beginn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Spieler ihre Karten haben und der Trumpf offen lieg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min. 2 Spieler am Tisch befinde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Das Spiel muss gestartet sei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Austeilen der Karte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keine, es müssen automatisch die Karten verteilt werden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der Spieler erhält seine 5 zufälligen Karten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6"/>
          <table:table-cell table:style-name="ce1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Austeilen der Karten (2er-Schnapsen KI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keine, es müssen automatisch die Karten verteilt werden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der Spieler erhält seine 5 zufälligen Karten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Austeilen der Karten (2er-Schnapsen KI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keine, es müssen automatisch die Karten verteilt werden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der Spieler erhält seine 5 zufälligen Karten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Austeilen der Karten (2er-Schnapsen KI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3 Spieler am Tisch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3 Karten werden erhalten, Spieler der am Zug ist wählt einen Trumpf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der Spieler hat 6 Karten</text:p>
          </table:table-cell>
          <table:table-cell table:number-columns-repeated="11"/>
        </table:table-row>
      </table:table>
      <table:table table:name="US17" table:style-name="ta1">
        <table:table-column table:style-name="co1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s Spieler wird mir zu Beginn des Spiels automatisch die trumpfanzeigende Karte aufgedeck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zufällig die trumpfanzeigende Karte auswäh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die trumpfanzeigende Karte anzeig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die tumpfanzeigende Karte aufdecken?</text:p>
          </table:table-cell>
          <table:table-cell table:number-columns-repeated="3"/>
          <table:table-cell office:value-type="string" calcext:value-type="string">
            <text:p>A_1</text:p>
          </table:table-cell>
          <table:table-cell office:value-type="string" calcext:value-type="string">
            <text:p>Wie ist regelmäßig definidert?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der trumpfanzeigenden Karte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fdecken stattfinden?</text:p>
          </table:table-cell>
          <table:table-cell table:number-columns-repeated="7"/>
          <table:table-cell office:value-type="string" calcext:value-type="string">
            <text:p>S_2</text:p>
          </table:table-cell>
          <table:table-cell office:value-type="string" calcext:value-type="string">
            <text:p>Welceh optionalen/verpflichtenden Aspekte gelten für die trumpfanzeigende Karte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aufdecken komplett abgeschlossen?</text:p>
          </table:table-cell>
          <table:table-cell table:number-columns-repeated="7"/>
          <table:table-cell office:value-type="string" calcext:value-type="string">
            <text:p>S_3</text:p>
          </table:table-cell>
          <table:table-cell office:value-type="string" calcext:value-type="string">
            <text:p>Wie siet das Layout der trumpfanzeigenden Karte aus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soll aufgedeckt werden?</text:p>
          </table:table-cell>
          <table:table-cell table:number-columns-repeated="7"/>
          <table:table-cell office:value-type="string" calcext:value-type="string">
            <text:p>S_4</text:p>
          </table:table-cell>
          <table:table-cell office:value-type="string" calcext:value-type="string">
            <text:p>Welche Inhalte von der trumpfanzeigenden Karte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kann aufdecken geprüft werden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ie Karte wird vom „spiel“ selbst aufgedeckt</text:p>
          </table:table-cell>
          <table:table-cell table:number-columns-repeated="3"/>
          <table:table-cell office:value-type="string" calcext:value-type="string">
            <text:p>A_1</text:p>
          </table:table-cell>
          <table:table-cell office:value-type="string" calcext:value-type="string">
            <text:p>Nach jedem neuen Rundenstart und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Es wird eine Karte vom Kartendeck ausgewählt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eine neue Runde gestartet wurde</text:p>
          </table:table-cell>
          <table:table-cell table:number-columns-repeated="4"/>
          <table:table-cell office:value-type="string" calcext:value-type="string">
            <text:p>zu beginn des Spiels, sobald sich min.</text:p>
          </table:table-cell>
          <table:table-cell table:number-columns-repeated="2"/>
          <table:table-cell office:value-type="string" calcext:value-type="string">
            <text:p>S_2</text:p>
          </table:table-cell>
          <table:table-cell office:value-type="string" calcext:value-type="string">
            <text:p>Es kann nur eine Karte tumpfanzeigende Karte aufgedeckt werd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die trumpfanzeigende Karte am Tisch offen liegt</text:p>
          </table:table-cell>
          <table:table-cell table:number-columns-repeated="4"/>
          <table:table-cell office:value-type="string" calcext:value-type="string">
            <text:p>zwei Spieler am Tisch befinden und </text:p>
          </table:table-cell>
          <table:table-cell table:number-columns-repeated="2"/>
          <table:table-cell office:value-type="string" calcext:value-type="string">
            <text:p>S_3</text:p>
          </table:table-cell>
          <table:table-cell office:value-type="string" calcext:value-type="string">
            <text:p>Das Layout entspricht der Karten des Kartendecks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Bei jedem neuen Rundenstart</text:p>
          </table:table-cell>
          <table:table-cell table:number-columns-repeated="4"/>
          <table:table-cell office:value-type="string" calcext:value-type="string">
            <text:p>das Spiel gestartet wurde</text:p>
          </table:table-cell>
          <table:table-cell table:number-columns-repeated="2"/>
          <table:table-cell office:value-type="string" calcext:value-type="string">
            <text:p>S_4</text:p>
          </table:table-cell>
          <table:table-cell office:value-type="string" calcext:value-type="string">
            <text:p>Die Karte muss zufällig gewählt werden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Es kann geprüft werden, ob die trumpfanzeigende Karte offen liegt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min. 2 Spieler am Tisch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Die Runde muss gestarte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Es muss eine trmpfanzeigende Karten geb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ie trumpfanzeigende Karte aufgedeck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keine, die trumpfanzeigende Karte muss automatisch aufgedeckt wer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trumpfanzeigende Karten ist offen am Tisch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ie trumpfanzeigende Karte aufgedeckt wird (2er-Schnapsen KI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keine, die trumpfanzeigende Karte muss automatisch aufgedeckt wer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trumpfanzeigende Karten ist offen am Tisch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ie trumpfanzeigende Karte aufgedeckt wird (2er-Schnapsen KI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keine, die trumpfanzeigende Karte muss automatisch aufgedeckt wer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trumpfanzeigende Karten ist offen am Tisch</text:p>
          </table:table-cell>
          <table:table-cell table:number-columns-repeated="8"/>
        </table:table-row>
      </table:table>
      <table:table table:name="US21" table:style-name="ta1"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s Spieler nehme ich beim 2er-Schnapsen nach jedem Stich eine Karte auf, sodass ich regelgemäß spielen kann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<text:s/>nach einem Stich jedem Spieler eine zufällige Karte austeil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neue Karte anzeigen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eine Karte aufnehmen?</text:p>
          </table:table-cell>
          <table:table-cell table:number-columns-repeated="4"/>
          <table:table-cell office:value-type="string" calcext:value-type="string">
            <text:p>A_1</text:p>
          </table:table-cell>
          <table:table-cell office:value-type="string" calcext:value-type="string">
            <text:p>Wie ist regelmäßig definiert?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ich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eine Karte aufgenommen werden?</text:p>
          </table:table-cell>
          <table:table-cell table:number-columns-repeated="8"/>
          <table:table-cell office:value-type="string" calcext:value-type="string">
            <text:p>S_2</text:p>
          </table:table-cell>
          <table:table-cell office:value-type="string" calcext:value-type="string">
            <text:p>Welche verpflichtenden Aspekte gelten für einen Stich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gepürft werden, ob eine Karte aufgenommen wurde?</text:p>
          </table:table-cell>
          <table:table-cell table:number-columns-repeated="8"/>
          <table:table-cell office:value-type="string" calcext:value-type="string">
            <text:p>S_3</text:p>
          </table:table-cell>
          <table:table-cell office:value-type="string" calcext:value-type="string">
            <text:p>Welche Inhalte von Stich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keine Karte aufnehmen kann?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Gewinner des Stichs nimmt zuerst eine Karte vom Talon</text:p>
          </table:table-cell>
          <table:table-cell table:number-columns-repeated="4"/>
          <table:table-cell office:value-type="string" calcext:value-type="string">
            <text:p>A_1</text:p>
          </table:table-cell>
          <table:table-cell office:value-type="string" calcext:value-type="string">
            <text:p>Nach jedem Stich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Jeweils eine Karte von jedem Spiel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nach der Verlierer (zufällige Karten)</text:p>
          </table:table-cell>
          <table:table-cell table:number-columns-repeated="8"/>
          <table:table-cell office:value-type="string" calcext:value-type="string">
            <text:p>S_2</text:p>
          </table:table-cell>
          <table:table-cell office:value-type="string" calcext:value-type="string">
            <text:p>Karten dürfen nicht doppelt vorkommen, und nur der erste Stich ist aufgedeckt, die restlichen sind verborgen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 jedem Stich</text:p>
          </table:table-cell>
          <table:table-cell table:number-columns-repeated="8"/>
          <table:table-cell office:value-type="string" calcext:value-type="string">
            <text:p>S_3</text:p>
          </table:table-cell>
          <table:table-cell office:value-type="string" calcext:value-type="string">
            <text:p>Der Stich besteht aus zwei Karten, eine vom Verlierer und eine vom Gewinner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enn der Spieler eine neue Karte in der Hand häl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Der Stich wurde noch nicht zugeteilt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min. 2 Spieler am Tisch befind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Die Runde muss gestartet sei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Ein Spieler muss einen Stich gewinne/verlier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4</text:p>
          </table:table-cell>
          <table:table-cell office:value-type="string" calcext:value-type="string">
            <text:p>Es müssen sich Karten im Kartendeck befinden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jedem Spieler nach einem Stich eine zufällige Karte gegeben wir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in Spieler spielt eine Karte au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Gegner gibt Karte zu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Punkte vom Stich werden dem Gewinner übertrag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r Gewinner erhält eine zufällige Karte vom Kartendeck und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nach der Verlier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achbedinung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Es müssen sich noch Karten im Kartendeck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jedem Spieler nach einem Stich eine zufällige Karte gegeben wird (2er-Schnapsen KI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spielt HerzAss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Computer gibt HerzBube zu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 bekommt PikKönig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office:value-type="string" calcext:value-type="string">
            <text:p>erwar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r Gewinner und der Verlierer erhält eine neue zufällige Karte vom Talo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1"/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jedem Spieler nach einem Stich eine zufällige Karte gegeben wir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spielt Karte au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2 sticht Karte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office:value-type="string" calcext:value-type="string">
            <text:p>erwar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r Gewinner und der Verlierer erhält eine neue zufällige Karte vom Talon</text:p>
          </table:table-cell>
          <table:table-cell table:number-columns-repeated="9"/>
        </table:table-row>
      </table:table>
      <table:table table:name="US22" table:style-name="ta1"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s Spieler bin ich nach einem gewonnenen Stich am Zug, sodass ich das Spiel regelgemäß spielen kann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er, der den letzten Stich gewonnen hat, zum Zug kommen lass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gerade am Zug ist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ist am Zug?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ich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häufig ist ein Spieler am Zug?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Welche verpflichtenden Aspekte gelten für einen Stich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geprüft werden ob ein Spieler am Zug ist?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Welche Inhalte von Stich und nach welchen Regeln soll überprüft werden?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, der den letzten Stich gewonnen hat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Jeweils eine Karte von jedem Spieler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 jedem Stich der Gewinner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Karten dürfen nicht doppelt vorkommen, und nur der erste Stich ist aufgedeckt, die restlichen sind verborg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er eine Karte ausspielen kann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Der Stich besteht aus zwei Karten, eine vom Verlierer und eine vom Gewinner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Zwei Karten müssen sich am Tisch befind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in Spieler muss einen Stich gewonnen hab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Gewinner muss Karte zum Ausspielen besitzen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es am Zug 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er spielt eine Kar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mit einer höherwertigen Kar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r zweite Spieler bekommt die Punkte und ist am Zug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es am Zug 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HerzA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Computer gibt Herz10er z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r Spieler bekommt die Punkte und ist am Zug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es am Zug 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gibt z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r Spieler bekommt die Punkte und ist am Zug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es am Zug 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3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gibt z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3 gibt z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r Spieler der Gewinnt bekommt die Punkte und ist am Zug</text:p>
          </table:table-cell>
          <table:table-cell table:number-columns-repeated="4"/>
        </table:table-row>
      </table:table>
      <table:table table:name="US23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s Spieler wird mir angezeigt wer einen Stich gewonnen hat, sodass ich den Spielverlauf verstehe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bestimmen, wer den Stich gewonnen ha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den Stich gewonnen hat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angezeigt werden?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ich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nzeigen stattfinden?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Welche verpflichtenden Aspekte gelten für einen Stich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wird angezeigt durchgeführt werden?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Welche Inhalte von Stich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geprüft werden, ob angezeigt wurde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anzeigen verhindern?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n Gewinner des Stichs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Jeweils eine Karte von jedem Spieler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 jedem Stich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Karten dürfen nicht doppelt vorkommen, und nur der erste Stich ist aufgedeckt, die restlichen sind verborg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ach jedem Stich bis die Runde zu Ende ist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Der Stich besteht aus zwei Karten, eine vom Verlierer und eine vom Gewinner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enn der Gewinner am Display erschei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Der Stich wurde noch nicht zugeteilt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en Stich gewonnen haben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s angezeigt wir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er gibt eine Kar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Zweiter Spieler gibt eine niederwertige Karte z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rster Spieler bekommt einen Sti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rster Spieler wird als Gewinner angezeig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s angezeigt wir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Herz10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Computer gibt PikUnter z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 bekommt den Sti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im Spieler werden die gestochenen Karten angezeigt und er ist am Zug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T_2</text:p>
          </table:table-cell>
          <table:table-cell office:value-type="string" calcext:value-type="string">
            <text:p>Test, ob der Gewinner eines Stichs angezeigt wir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Pik10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Computer sticht mit Trumpf KaroOb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Computer bekommt den Sti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im Computer werden die gestochnen Karten angezeigt und er spielt sofort eine neue Karte aus (HerzOber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table:style-name="ce2"/>
          <table:table-cell table:number-columns-repeated="6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</table:table>
      <table:table table:name="US24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24" table:number-columns-repeated="2" table:default-cell-style-name="Default"/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ls Spieler muss ich in den Zügen meiner Mitspieler eine eigene Karte gegen die von ihnen ausgespielte Karte ausspielen, sodass ich regelgemäß spielen kann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nach Ausspielen einer Karte, den nächsten Spieler eine Karte ausspielen lass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kennen, wann der letzte Spieler eine Karte ausgespielt h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rdergrund:</text:p>
          </table:table-cell>
          <table:table-cell office:value-type="string" calcext:value-type="string">
            <text:p>anzeigen wer eine Karte ausspiel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ausspielen?</text:p>
          </table:table-cell>
          <table:table-cell table:number-columns-repeated="4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Zügen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sspielen stattfinden?</text:p>
          </table:table-cell>
          <table:table-cell table:number-columns-repeated="4"/>
          <table:table-cell office:value-type="string" calcext:value-type="string">
            <text:p>S_2</text:p>
          </table:table-cell>
          <table:table-cell office:value-type="string" calcext:value-type="string">
            <text:p>Welche verpflichtende Aspekte gelten für Züge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ausspielen komplett abgeschlossen?</text:p>
          </table:table-cell>
          <table:table-cell table:number-columns-repeated="4"/>
          <table:table-cell office:value-type="string" calcext:value-type="string">
            <text:p>S_3</text:p>
          </table:table-cell>
          <table:table-cell office:value-type="string" calcext:value-type="string">
            <text:p>Welche Inhalte von Zügen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ausspielen genau durchgeführt werden?</text:p>
          </table:table-cell>
          <table:table-cell table:number-columns-repeated="4"/>
          <table:table-cell office:value-type="string" calcext:value-type="string">
            <text:p>S_1.1</text:p>
          </table:table-cell>
          <table:table-cell office:value-type="string" calcext:value-type="string">
            <text:p>Welche Inhalte kommen in Mitspieler vor?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häufigt soll ausgespielt werden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ie kann geprüft werden, ob ausgespielt wurde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7</text:p>
          </table:table-cell>
          <table:table-cell office:value-type="string" calcext:value-type="string">
            <text:p>Was geschieht, wenn man nicht ausspielen kann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8</text:p>
          </table:table-cell>
          <table:table-cell office:value-type="string" calcext:value-type="string">
            <text:p>Was könnte ausspielen verhindern und was wird dann erwartet?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Beide Spieler</text:p>
          </table:table-cell>
          <table:table-cell table:number-columns-repeated="4"/>
          <table:table-cell office:value-type="string" calcext:value-type="string">
            <text:p>S_1</text:p>
          </table:table-cell>
          <table:table-cell office:value-type="string" calcext:value-type="string">
            <text:p>Eine eigene Karte und eine Karte des Mitspielers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Zu Beginn und nach jedem Stich</text:p>
          </table:table-cell>
          <table:table-cell table:number-columns-repeated="4"/>
          <table:table-cell office:value-type="string" calcext:value-type="string">
            <text:p>S_2</text:p>
          </table:table-cell>
          <table:table-cell office:value-type="string" calcext:value-type="string">
            <text:p>Zwei Spieler müssen eine Karte ausspiel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ein Spieler eine Karte zum Ausspielen ausgewählt hat</text:p>
          </table:table-cell>
          <table:table-cell table:number-columns-repeated="4"/>
          <table:table-cell office:value-type="string" calcext:value-type="string">
            <text:p>S_3</text:p>
          </table:table-cell>
          <table:table-cell office:value-type="string" calcext:value-type="string">
            <text:p>Nachdem beide Spieler am Zug waren, müssen sich 2 Karten am Tisch befinden, einer der beiden Spieler ist der Gewinner/Verlierer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nach Ausspielen einer Karte, den nächsten Spieler eine Karte ausspielen lassen</text:p>
          </table:table-cell>
          <table:table-cell table:number-columns-repeated="4"/>
          <table:table-cell office:value-type="string" calcext:value-type="string">
            <text:p>S_1.1</text:p>
          </table:table-cell>
          <table:table-cell office:value-type="string" calcext:value-type="string">
            <text:p>Ein Mitspieler besitzt 5 zufällige Karten und einen Nicknamen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Zu Beginn und nach jedem Stich, bis die Runde zu Ende i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die ausgewählte Karte am Tisch erschei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7</text:p>
          </table:table-cell>
          <table:table-cell office:value-type="string" calcext:value-type="string">
            <text:p>Man ist nicht an der Reih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8</text:p>
          </table:table-cell>
          <table:table-cell office:value-type="string" calcext:value-type="string">
            <text:p>Man ist nicht an der Reihe, und man muss warten bis der Gegner eine Karte ausspielt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e Karte muss von einem Mitspieler ausgespielt worden sein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regelmäßiges abwechseln der Spieler funktionier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uszuführende Testsschritte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ch bin am Zug und spiele eine Karte gegen seine aus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regelmäßiges abwechseln der Spieler funktionier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uszuführende Testsschritte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oAs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mputer gibt sofort Karte zu (KaroUnter)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regelmäßiges abwechseln der Spieler funktionier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uszuführende Testsschritte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spielt Karte (HerzAss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ieler2 ist am Zug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regelmäßiges abwechseln der Spieler funktionier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i Spieler befinden sich am Tisch, das Spiel ist gestartet, es wurde kein Spiel gerufen und es wird normal gespiel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uszuführende Testsschritte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spielt Karte (HerzAss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gibt zu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3 gibt z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ieler1 ist am Zug</text:p>
          </table:table-cell>
          <table:table-cell table:number-columns-repeated="5"/>
        </table:table-row>
      </table:table>
      <table:table table:name="US25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24" table:number-columns-repeated="2" table:default-cell-style-name="Default"/>
        <table:table-column table:style-name="co28" table:default-cell-style-name="Default"/>
        <table:table-column table:style-name="co1" table:default-cell-style-name="Default"/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s Spieler kann ich während meines Zuges eine meiner Handkarten ausspielen, sodass ich regelgemäß spielen kann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er, der am Zug ist, erlauben eine Karte auszuspiel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usspielen einer Karte über einen Knopfdruck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ausspielen?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Welche Inhalte kommen im Zug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sspielen stattfinden?</text:p>
          </table:table-cell>
          <table:table-cell table:number-columns-repeated="6"/>
          <table:table-cell office:value-type="string" calcext:value-type="string">
            <text:p>S_2</text:p>
          </table:table-cell>
          <table:table-cell office:value-type="string" calcext:value-type="string">
            <text:p>Welche verpflichtende Aspekte gelten für einen Zug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ausspielen komplett abgeschlossen?</text:p>
          </table:table-cell>
          <table:table-cell table:number-columns-repeated="6"/>
          <table:table-cell office:value-type="string" calcext:value-type="string">
            <text:p>S_3</text:p>
          </table:table-cell>
          <table:table-cell office:value-type="string" calcext:value-type="string">
            <text:p>Welche Inhalte von Zug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ausspielen genau durchgeführt werden?</text:p>
          </table:table-cell>
          <table:table-cell table:number-columns-repeated="6"/>
          <table:table-cell office:value-type="string" calcext:value-type="string">
            <text:p>S_1.1</text:p>
          </table:table-cell>
          <table:table-cell office:value-type="string" calcext:value-type="string">
            <text:p>Welche Inhalte gelten für Handkarten?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häufigt soll ausgespielt werden?</text:p>
          </table:table-cell>
          <table:table-cell table:number-columns-repeated="6"/>
          <table:table-cell office:value-type="string" calcext:value-type="string">
            <text:p>S_2.1</text:p>
          </table:table-cell>
          <table:table-cell office:value-type="string" calcext:value-type="string">
            <text:p>Welche verpflichtende Aspekte gelten für Handkarten?</text:p>
          </table:table-cell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ie kann geprüft werden, ob ausgespielt wurde?</text:p>
          </table:table-cell>
          <table:table-cell table:number-columns-repeated="6"/>
          <table:table-cell office:value-type="string" calcext:value-type="string">
            <text:p>S_3.1</text:p>
          </table:table-cell>
          <table:table-cell office:value-type="string" calcext:value-type="string">
            <text:p>Welche Inhalte von Handkarten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7</text:p>
          </table:table-cell>
          <table:table-cell office:value-type="string" calcext:value-type="string">
            <text:p>Was geschieht, wenn man nicht ausspielen kann?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_8</text:p>
          </table:table-cell>
          <table:table-cell office:value-type="string" calcext:value-type="string">
            <text:p>Was könnte ausspielen verhindern und was wird dann erwartet?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Der Spieler der am Zug ist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Eine eigene Karte die ausgewählt wurde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Zu Beginn und nach jedem Stich, von dem Spieler der am Zug ist</text:p>
          </table:table-cell>
          <table:table-cell table:number-columns-repeated="6"/>
          <table:table-cell office:value-type="string" calcext:value-type="string">
            <text:p>S_2</text:p>
          </table:table-cell>
          <table:table-cell office:value-type="string" calcext:value-type="string">
            <text:p>Der Spieler muss eine Karte von seinen Handkarte auswähl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der Spieler der am Zug ist eine Karte ausgewählt hat und diese sich am Tisch befindet</text:p>
          </table:table-cell>
          <table:table-cell table:number-columns-repeated="6"/>
          <table:table-cell office:value-type="string" calcext:value-type="string">
            <text:p>S_3</text:p>
          </table:table-cell>
          <table:table-cell office:value-type="string" calcext:value-type="string">
            <text:p>Die ausgewählte Karte muss eine Karte von den Handkarten sein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Durch Auswahl einer Karte</text:p>
          </table:table-cell>
          <table:table-cell table:number-columns-repeated="6"/>
          <table:table-cell office:value-type="string" calcext:value-type="string">
            <text:p>S_1.1</text:p>
          </table:table-cell>
          <table:table-cell office:value-type="string" calcext:value-type="string">
            <text:p>Die Handkarten bestehen zu Beginn aus 5 zufälligen Karten, die sich im weiten Spieleverlauf, durch ablegen und aufnehmen ändern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Immer, wenn ein Spieler am Zug ist</text:p>
          </table:table-cell>
          <table:table-cell table:number-columns-repeated="6"/>
          <table:table-cell office:value-type="string" calcext:value-type="string">
            <text:p>S_2.1</text:p>
          </table:table-cell>
          <table:table-cell office:value-type="string" calcext:value-type="string">
            <text:p>Handkarten sind zufällig</text:p>
          </table:table-cell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die ausgewählte Karte am Tisch erscheint</text:p>
          </table:table-cell>
          <table:table-cell table:number-columns-repeated="6"/>
          <table:table-cell office:value-type="string" calcext:value-type="string">
            <text:p>S_3.1</text:p>
          </table:table-cell>
          <table:table-cell office:value-type="string" calcext:value-type="string">
            <text:p>Handkarten dürfen nicht doppelt vorkommen, und es dürfen sich nicht mehr, als 5 in der Hand des Spielers befinden</text:p>
          </table:table-cell>
        </table:table-row>
        <table:table-row table:style-name="ro1">
          <table:table-cell/>
          <table:table-cell office:value-type="string" calcext:value-type="string">
            <text:p>V_7</text:p>
          </table:table-cell>
          <table:table-cell office:value-type="string" calcext:value-type="string">
            <text:p>Man ist nicht am Zu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_8</text:p>
          </table:table-cell>
          <table:table-cell office:value-type="string" calcext:value-type="string">
            <text:p>Das der Spieler nicht am Zug ist, es muss bewartet werden bis der Gegner einer Karte wählt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Zwei Spieler müssen sich am Tisch befind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Die Karte darf nur ausgespielt werden, wenn sie den Spielregeln entspricht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eine Handkarte ausgespielt werden kan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in Spieler ist am Zu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kann ausgewählte Karte ausspielen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eine Handkarte ausgespielt werden kan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ist am Zug und wählt (klickt) Karte (PikOber) au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wählte Karte wird ausgespielt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eine Handkarte ausgespielt werden kan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ist am Zug und wählt (klickt) Karte (HerzAss) au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wählte Karte wird ausgespielt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eine Handkarte ausgespielt werden kan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 Spieler befinden sich am Tisch, das Spiel ist gestart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ist am Zug und wählt (klickt) Karte (PikUnter) au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wählte Karte wird ausgespielt</text:p>
          </table:table-cell>
          <table:table-cell table:number-columns-repeated="7"/>
        </table:table-row>
      </table:table>
      <table:table table:name="US28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number-columns-repeated="2" table:default-cell-style-name="Default"/>
        <table:table-column table:style-name="co28" table:default-cell-style-name="Default"/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s Spieler werden mir während dem Schnapsen meine Karten, das Kartendeck, die ausgespielten Karten und die anderen Spieler auf dem Spielfeld angezeigt, sodass ich den aktuellen Spielzustand erkennen kann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Handkarten anzeig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artendeck anzeig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gespielte Karten anzeig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ilnehmende Spieler anzeige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/was muss angezeigt werden?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Karten/Kartendeck vor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nzeigen stattfinden?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Karten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Katen aus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1.1</text:p>
          </table:table-cell>
          <table:table-cell office:value-type="string" calcext:value-type="string">
            <text:p>Welche Inhalte kommen im Spielfeld vor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2.1</text:p>
          </table:table-cell>
          <table:table-cell office:value-type="string" calcext:value-type="string">
            <text:p>Welche verpflichteten Aspekte gelten für das Spielfeld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3.1</text:p>
          </table:table-cell>
          <table:table-cell office:value-type="string" calcext:value-type="string">
            <text:p>Wie sieht das Layout für das Spielfeld aus?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meine Karten, das Kartendeck, die ausgespielten 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As, Zehn, König, Dame, Bub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arten und die anderen Spieler und das Spielfeld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20 Karten (As 11, Zehn 10, König 4, Dame 3, Bube 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ährend dem Schnapsen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Viereckig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1.1</text:p>
          </table:table-cell>
          <table:table-cell office:value-type="string" calcext:value-type="string">
            <text:p>Handkarten, Kartendeck, ausgespielte Karten, teilnehmende Spiele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2.1</text:p>
          </table:table-cell>
          <table:table-cell office:value-type="string" calcext:value-type="string">
            <text:p>Die Inhalte des Spielfeldes müssen angezeigt werde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3.1</text:p>
          </table:table-cell>
          <table:table-cell office:value-type="string" calcext:value-type="string">
            <text:p>?Tisch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s müssen sich genügend Spieler in der Lobby befinde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Karten, Kartendeck, ausgespielten Karten, Spieler, Spielfeld funktionie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m Spielfeld werden die Spieler, das Kartendeck, die ausgespielte Karte <text:s/>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ür den Spieler sind nur seine Handkarten sichtbar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Karten, Kartendeck, ausgespielten Karten, Spieler, Spielfeld funktionie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 (KreuzOber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m Spielfeld werden die Spieler, das Kartendeck, die ausgespielte Karte <text:s/>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ür den Spieler sind nur seine Handkarten sichtbar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Karten, Kartendeck, ausgespielten Karten, Spieler, Spielfeld funktionie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 (HerzAs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m Spielfeld werden die Spieler (galaxy3, samsung5), das Kartendeck, die ausgespielte Karte <text:s/>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ür den Spieler sind nur seine Handkarten sichtbar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Karten, Kartendeck, ausgespielten Karten, Spieler, Spielfeld funktionie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umpf und Spiel muss angesag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 (HerzAs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m Spielfeld werden die Spieler (galaxy3, samsung5, bq), das Kartendeck, die ausgespielte Karte <text:s/>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ür den Spieler sind nur seine Handkarten sichtbar</text:p>
          </table:table-cell>
          <table:table-cell table:number-columns-repeated="6"/>
        </table:table-row>
      </table:table>
      <table:table table:name="US29" table:style-name="ta1">
        <table:table-column table:style-name="co1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number-columns-repeated="2" table:default-cell-style-name="Default"/>
        <table:table-column table:style-name="co28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Hintergrund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feld vor?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das Spielfeld?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das Spielfeld aus?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Handkarten, Kartendeck, ausgespielte Karten, teilnehmende Spie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ie Inhalte des Spielfeldes müssen angezeigt werd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?Tisch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s müssen sich genügend Spieler in der Lobby befinde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 spielt Karte (KreuzUnter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 (HerzAs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6"/>
        </table:table-row>
      </table:table>
      <table:table table:name="US39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number-columns-repeated="2" table:default-cell-style-name="Default"/>
        <table:table-column table:style-name="co28" table:default-cell-style-name="Default"/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sehe ich während dem Schnapsen meine Handkarten in sortierter Reihenfolge, sodass ich bestimmte Karten schneller finde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Karten sortier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Karten sortiert anzeige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ehen?</text:p>
          </table:table-cell>
          <table:table-cell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ortierter Reihenfolge vor?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_2</text:p>
          </table:table-cell>
          <table:table-cell office:value-type="string" calcext:value-type="string">
            <text:p>Welche verpflichtenden Askpekte gelten für sortierter Reihenfolge?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_3</text:p>
          </table:table-cell>
          <table:table-cell office:value-type="string" calcext:value-type="string">
            <text:p>Welche Inhalte von sortierter Reihenfolge und nach welchen Regeln soll überprüft werden?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</text:p>
          </table:table-cell>
          <table:table-cell/>
          <table:table-cell office:value-type="string" calcext:value-type="string">
            <text:p>S_1</text:p>
          </table:table-cell>
          <table:table-cell office:value-type="string" calcext:value-type="string">
            <text:p>Die 5 Handkarte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_2</text:p>
          </table:table-cell>
          <table:table-cell office:value-type="string" calcext:value-type="string">
            <text:p>Die 5 Handkarten müssen sortiert werde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_3</text:p>
          </table:table-cell>
          <table:table-cell office:value-type="string" calcext:value-type="string">
            <text:p>Die 5 Handkarten müssen nach ihren Wert in absteigender Reihenfolge sortiert werden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Handkarten müssen ausgeteilt sei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Handkarten sortiert si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 muss gestartet und Handkart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 wird gestarte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andkarten werden dem Spieler in sortierter Reihenfolge angezeigt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Handkarten sortiert si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 muss gestartet und Handkart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andkarten werden dem Spieler in sortierter Reihenfolge 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(KreuzUnter,KaroOber,HerzUnter,HerzOber,HerzKönig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Handkarten sortiert si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 muss gestartet und Handkart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andkarten werden dem Spieler in sortierter Reihenfolge 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ieler1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reuzBube, Kreuz10, KaroKönig, HerzKönig, Herz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ieler2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ikUnter, PikKönig, KaroBube,Karo10,HerzUnter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Test am 20.6.15 – 3 Spieler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Handkarten sortiert si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 muss gestartet und Handkart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andkarten werden dem Spieler in sortierter Reihenfolge angezeigt</text:p>
          </table:table-cell>
          <table:table-cell table:number-columns-repeated="6"/>
        </table:table-row>
      </table:table>
      <table:table table:name="UserStories_2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2. Sprint</text:p>
          </table:table-cell>
          <table:table-cell office:value-type="string" calcext:value-type="string">
            <text:p>User-Sto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ls Spieler kann ich mir einen Nicknamen geben, sodass ich identifiziert werd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Popup für die Eingabe des Nickname er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Nickname local abspeichern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ls Spieler habe ich ein Kartendeck bestehend aus je vier Assen, Zehnern, Königen, Damen und Buben in den Farben Karo, Herz, Pik und Kreuz, sodass ich damit schnaps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Kart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Karten in die App einbinden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kann ich den Spielmodus 2er-Schnapsen nur mit genau einem anderen Spieler spielen, sodass ich regelgemäß spie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Computerlogik auskom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Zweispielerlogik implementieren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Als Spieler muss ich mich, sobald keine Karte mehr am Stapel liegt, dem Stich- und Farbzwang beug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Erkennen, dass keine Karte mehr am Stapel lieg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ich- und Farbzwang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tich- und Farbzwang beim ausspielen durchsetzen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Als Spieler kann ich in meinem Zug "zudrehen", wodurch Stich- und Farbzwang herrscht und keine Karte mehr gezogen werden kan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Zudreh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Zudrehen ermöglichen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Als Spieler kann ich in meinem Zug einen "20er" ansagen, falls ich einen König und eine Dame der selben Farbe in der Hand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20er Ansag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20er Ansagen ermöglichen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Als Spieler kann ich in meinem Zug einen "40er" ansagen, falls ich den König und die Dame der Trumpfarbe in der Hand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40er Ansag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40er Ansagen ermöglichen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Als Spieler bekomme ich die Punkte von "20er" und "40er" nur, falls ich mindestens einen Stich in der entsprechenden Runde mach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20er bzw. 40er angesagt werden dar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20er bzw. 40er ansagen nur zulassen, falls die jeweiligen Bedingungen erfüllt sind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ls Spieler werde ich vom Spiel von einem Startmenü begrüßt, sodass ich auf die Funktionen der App zugreif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tartmenü (grob) er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frufen des Popups zur Änderung des Nickname ermöglichen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feld 2er-Schnapsen, Icons in die App einbinden, 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Als Spieler kann ich über das Startmenü in die Lobby gelangen, sodass ich in der Lobby ein Spiel erstellen oder einem Spiel beitret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utton für den wechsel in die Lobby erstellen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Als Spieler gelange ich nach der Spielerstellung in einen Warteraum (Lobby), dem andere Spieler beitreten können, sodass sie mit mir spielen könn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er in Reichweite anzeigen, Lobby (grob) er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er in Reichweite erkennen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Als Spielersteller kann ich das Spiel starten, sobald der Warteraum voll ist, sodass ich das Spiel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genug Spieler dem Spiel beigetreten s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einen Button zum Starten eines Spiels erstellen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ls Spieler kann ich einem Spiel beitreten, sodass ich einen Schnapser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Noch nicht laufende Spiele von Spielern in Reichweite erkenn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elbeitritt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noch nicht laufende Spiele von Spielern in Reichweite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 der Lobby einen Button zum Spielbeitritt erstellen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Als Spieler kann ich die App über das Startmenü beenden, sodass ich mein Gerät auch für andere Dinge verwend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enden der App über einen Button im Startmenü ermöglichen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ls Spieler muss ich mich mit meinen Mitspielern in einem Raum befinden, sodass das Gefühl eines echten Kartenspiels möglichst erhalten bleib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Bluetooth-Verbindung (grob) erstellen</text:p>
          </table:table-cell>
        </table:table-row>
      </table:table>
      <table:table table:name="UserStories_3" table:style-name="ta2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3. Sprint</text:p>
          </table:table-cell>
          <table:table-cell office:value-type="string" calcext:value-type="string">
            <text:p>User-Story</text:p>
          </table:table-cell>
          <table:table-cell/>
        </table:table-row>
      </table:table>
      <table:table table:name="US25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Default"/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Als Spieler kann ich den Spielmodus 2er-Schnapsen auch gegen einen Computergegner (KI) spielen, sodass ich das Spiel üb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 2er-Schnapsen gegen den Computergegner wieder in die App einbauen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Computergegner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Der Computergegner simuliert einen echten Mitspieler, mit dem geübt werden kan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App muss gestartet se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gen den Computergegner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t sich im Startauswahl-Menü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„Schnelles Spiel“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neues Spiel wird eröffnet, der Gegner ist die KI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gen den Computergegner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t sich im Startauswahl-Menü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„Schnelles Spiel“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neues Spiel wird eröffnet, der Gegner ist die KI</text:p>
          </table:table-cell>
          <table:table-cell table:number-columns-repeated="8"/>
        </table:table-row>
      </table:table>
      <table:table table:name="US3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s Spieler kann ich schummeln, indem ich meine Karten gegen meine gestochenen Karten austausche, sodass das Spiel interessanter wird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 Austauschen einer Handkarte mit einer gestochenen Karte implementier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 Activity oder Popup für Anzeige und Austausch von gestochenen Karten erstell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 Verzögertes Austauschen einer Handkarte mit einer gestochenen Karte ermöglichen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schummeln?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chummeln vor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chummel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schummeln genau druchgeführt werden?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Es gibt zwei Varianten zum Schummel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könnte schummel verhindern?</text:p>
          </table:table-cell>
          <table:table-cell table:number-columns-repeated="6"/>
          <table:table-cell office:value-type="string" calcext:value-type="string">
            <text:p>1.</text:p>
          </table:table-cell>
          <table:table-cell office:value-type="string" calcext:value-type="string">
            <text:p>Spieler tauscht Handkarte mit gestochner Kart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2.</text:p>
          </table:table-cell>
          <table:table-cell office:value-type="string" calcext:value-type="string">
            <text:p>Spieler sieht Mitspieler in den Karten</text:p>
          </table:table-cell>
          <table:table-cell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ein Spieler am Zug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Durch klicken auf „Schummeln“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 Gegner kann schummeln abwehr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 muss gestartet sei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ich meine Karte gegen eine meiner gestochenen Karten austausch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am Zug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licken auf „Schummel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im geöffneten Popup eine Karte auswäh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e Karte zum Tauschen auswähl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eine Handkarte wird gegen eine Karte meiner gestochenen abgelegten Karten getausch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ich meine Karte gegen eine meiner gestochenen Karten austausch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am Zug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licken auf „Schummel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im geöffneten Popup eine Karte auswäh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e Karte zum Tauschen auswähl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eine Handkarte wird gegen eine Karte meiner gestochenen abgelegten Karten getausch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ich meine Karte gegen eine meiner gestochenen Karten austausch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am Zug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licken auf „Schummel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im geöffneten Popup eine Karte auswäh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e Karte zum Tauschen auswähl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eine Handkarte wird gegen eine Karte meiner gestochenen abgelegten Karten getauscht</text:p>
          </table:table-cell>
          <table:table-cell table:number-columns-repeated="8"/>
        </table:table-row>
      </table:table>
      <table:table table:name="US58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ls Spieler kann ich schummeln, indem ich meinen Mitspielern in die Karten schaue, sodass das Spiel interessanter wird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 Verzögerte Anzeige der Karten eines Gegenspielers ermöglichen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schummeln?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chummeln vor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chummel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schummeln genau druchgeführt werden?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Es gibt zwei Varianten zum Schummel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könnte schummel verhindern?</text:p>
          </table:table-cell>
          <table:table-cell table:number-columns-repeated="6"/>
          <table:table-cell office:value-type="string" calcext:value-type="string">
            <text:p>1.</text:p>
          </table:table-cell>
          <table:table-cell office:value-type="string" calcext:value-type="string">
            <text:p>Spieler tauscht Handkarte mit gestochner Kart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2.</text:p>
          </table:table-cell>
          <table:table-cell office:value-type="string" calcext:value-type="string">
            <text:p>Spieler sieht Mitspieler in den Karten</text:p>
          </table:table-cell>
          <table:table-cell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ein Spieler am Zug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Durch klicken auf „Schummeln“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 Gegner kann schummeln abwehr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 muss gestarte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ich meinen Mitspielern in die Karten schau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am Zug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licken auf „Schummel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ein Mitspieler wehrt sich gegen die Schummel-Attac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ch sehe die Karten meiner Mitspieler,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ich meinen Mitspielern in die Karten schau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am Zug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licken auf „Schummel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ein Mitspieler wehrt sich gegen die Schummel-Attac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ch sehe die Karten meiner Mitspieler,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ich meinen Mitspielern in die Karten schau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am Zug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licken auf „Schummel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ein Mitspieler wehrt sich gegen die Schummel-Attac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ch sehe die Karten meiner Mitspieler,</text:p>
          </table:table-cell>
          <table:table-cell table:number-columns-repeated="8"/>
        </table:table-row>
      </table:table>
      <table:table table:name="US6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ls Spieler kann ich das Schummeln anderer Spieler mit einer Geste unterbinden, sodass es nicht den Spielspaß zunichte macht.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 Verhindern einer Schummelaktion während der entsprechenden Verzögerung durch Schütteln ermöglichen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Schummeln unterbinden?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chummeln vor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kann Schummeln unterbind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ich Schummeln unterbinden genau druchführen?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Es gibt zwei Varianten zum Schummel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kann Schummeln unterbinden durchgeführt werden?</text:p>
          </table:table-cell>
          <table:table-cell table:number-columns-repeated="6"/>
          <table:table-cell office:value-type="string" calcext:value-type="string">
            <text:p>1.</text:p>
          </table:table-cell>
          <table:table-cell office:value-type="string" calcext:value-type="string">
            <text:p>Spieler tauscht Handkarte mit gestochner Kart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2.</text:p>
          </table:table-cell>
          <table:table-cell office:value-type="string" calcext:value-type="string">
            <text:p>Spieler sieht Mitspieler in den Karten</text:p>
          </table:table-cell>
          <table:table-cell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Spieler gegen den eine Schummel-Attacke durchgeführt wir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Sobald eine Schummel-Attacke gegen mich statt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Mit einer Geste, das Handy schüttel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Immer, wenn ein Schummel-Attacke gegen mich läuft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chummel abgewehr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Spiel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führt gegen mich eine Schummel-Attacke a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s wird mir angezeigt, dass eine Schummel-Attacke gegen mich ausgeführt wir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ich schüttle das Hand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hummel-Attacke wird abgewehrt, der Schummler hat keinen Vorteil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chummel abgewehr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Spiel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führt gegen KI Schummel-Attacke a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Anzeige: Schummelversuch wurde abgeweh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hummel-Attacke wird abgewehrt, der Schummler hat keinen Vorteil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chummel abgewehr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Spiel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1 führt gegen Spieler2 eine Attacke dur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Neben dem Nickname am oberen Spielrand erscheint ein Au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schüttel das Handy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Anzeige: Schummelversuch wurde abgeweh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hummel-Attacke wird abgewehrt, der Schummler hat keinen Vorteil</text:p>
          </table:table-cell>
          <table:table-cell table:number-columns-repeated="8"/>
        </table:table-row>
      </table:table>
      <table:table table:name="US3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Default"/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ls Spieler wird mir das Schummeln anderer Spieler angezeigt, sodass ich eine Möglichkeit habe es abzuwend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 Während der Verzögerung beim Schummeln ein Auge neben dem entsprechenden Spielernamen anzeigen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nn soll Schummeln anderer Spieler angezeig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häufig soll Schummeln anderer Spieler angezeigt werden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obald eine Schummel-Attacke gegen mich läuf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Immer, wenn eine Schummel-Attacke gegen mich läuft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as Schummeln anderer Spieler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Spiel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führt gegen mich eine Schummel-Attacke a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mir angezeigt, dass eine Schummel-Attacke gegen mich läuft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as Schummeln anderer Spieler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Spiel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führt gegen mich eine Schummel-Attacke a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mir angezeigt, dass eine Schummel-Attacke gegen mich läuft (neben dem Nickname am oberen Spielfeld)</text:p>
          </table:table-cell>
          <table:table-cell table:number-columns-repeated="8"/>
        </table:table-row>
      </table:table>
      <table:table table:name="US5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ls Spieler möchte ich, dass das gesamte Spiel zuverlässig ist, sodass es einem echten Kartenspiel in nichts nachsteht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bindungsaufbau bei 3er- und 4er-Schnapsen test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stensperre während dem Spielen verhinder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pielliste in der Lobby zwischenlösch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pielfeld4 testen und optimieren (gemeinsa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de Refactoring - Spielfeld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Verbindungsaufbau beim 3er- und 4er-Schnaps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üssen 3-4 Spieler ihre Bluetooth-Verbindung aktiviert haben und die App ist auf jedem Gerä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(Host) <text:s/>erstellt ein Spiel für 3 Spiel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2 sucht nach Spielen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3.</text:p>
          </table:table-cell>
          <table:table-cell office:value-type="string" calcext:value-type="string">
            <text:p>Spiel von Spieler1 wird Spieler 2 angezeig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 2 tritt bei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Spieler 3 sucht nach Spie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.</text:p>
          </table:table-cell>
          <table:table-cell office:value-type="string" calcext:value-type="string">
            <text:p>Spiel von Spieler1 wird Spieler 3 angezeig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.</text:p>
          </table:table-cell>
          <table:table-cell office:value-type="string" calcext:value-type="string">
            <text:p>Spieler 3 tritt bei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lle 3 Spieler sind am Tisch und das Spiel startet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_2</text:p>
          </table:table-cell>
          <table:table-cell office:value-type="string" calcext:value-type="string">
            <text:p>Testen, ob die Tastensperre beim Spielen deaktiviert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 und Spieler befinden sich am Tis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 läuft ohne, dass jemand den Bildschirm berühr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3 min spät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kann nach 3 min normal fortgesetzt werde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_3</text:p>
          </table:table-cell>
          <table:table-cell office:value-type="string" calcext:value-type="string">
            <text:p>Testen, ob Spielliste in der Lobby zwischengelösch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2 2-er-Schnapsen Spiele sind erstel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Mitspieler sucht nach Spie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2 Spiele werden angezeig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2er-Schnapsen Spiel wird geschloss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Ein weiterer Spieler sucht nach Spiel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n der Lobby wird nur mehr ein Spiel angezei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_2</text:p>
          </table:table-cell>
          <table:table-cell office:value-type="string" calcext:value-type="string">
            <text:p>Testen, ob die Tastensperre beim Spielen deaktiviert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 und Spieler befinden sich am Tis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 läuft ohne, dass jemand den Bildschirm berühr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3 min spät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kann nach 3 min normal fortgesetzt werden</text:p>
          </table:table-cell>
          <table:table-cell table:number-columns-repeated="8"/>
        </table:table-row>
      </table:table>
      <table:table table:name="US 3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ls Spieler kann ich über das Startmenü eine Kurzbeschreibung der möglichen Spielmodi einsehen, sodass ich dort die Spielregeln nachschlag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regeln in vom Hauptmenü erreichbare Activity einfüg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Spielregeln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eine Kurzbeschreibung des Spieln und der einzelnen Spielmodi (2er/3er/4er-Schnapsen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App muss gestartet sei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Spielregel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Spielregel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regeln werden angezei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Spielregel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Spielregel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regeln werden angezeigt</text:p>
          </table:table-cell>
          <table:table-cell table:number-columns-repeated="8"/>
        </table:table-row>
      </table:table>
      <table:table table:name="US3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s Spieler sehe ich während dem Schnapsen meine Anzahl der gewonnenen Spiele gegen den aktuellen Gegner, sodass ich ihn einschätz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Gewonnene Spiele gegen aktuellen Gegner anzeig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die Anzahl der gewonnenen Spiele seh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die Anzahl der gewonnenen Spiele angezeigt werden?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1 und der Gegn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ährend dem Schnapsen am Spieltis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er müssen am selben Tisch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Anzahl der gewonnenen Spiele gegen den aktuellen Gegner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s wurde bereits ein Spiel gegen den Gegner gewonn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soll ein Sieg für Spieler1 angezeigt werden und 0 für den Gegner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Anzahl der gewonnenen Spiele gegen den aktuellen Gegner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s wurde bereits ein Spiel gegen den Gegner gewonn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40Pkt Gegner 71Pkt, Gegner 1 Spielpunk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Anzahl der gewonnenen Spiele gegen den aktuellen Gegner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s wurde bereits ein Spiel gegen den Gegner gewonn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40Pkt Gegner 71Pkt, Gegner 1 Spielpunkt</text:p>
          </table:table-cell>
          <table:table-cell table:number-columns-repeated="8"/>
        </table:table-row>
      </table:table>
      <table:table table:name="US38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s Spieler kann ich meine Statistik anschauen (Spielsiege gesamt, Verlorene Spiele gesamt, Bummerl gesamt), sodass ich damit angeb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<text:s/>Statistiken wie gewonnene Spiele, angesagte 20er/40er, usw. speicher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tatistiken vom Hauptmenü aus zugänglich mach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atistik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Wer kann die Statistik anschau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kann Statistik anschaun durchgeführt wer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(Spielsiege gesamt, Verlorene Spiele gesamt, Bummerl gesam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Der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Durch das klicken auf Statistik <text:s/>im Menü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Statistik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Spiel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muss sich im Menü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licken auf Statisti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Statistik des Spielers wird angezeigt.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Statistik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Spiel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muss sich im Menü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licken auf Statisti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Statistik des Spielers wird angezeigt.</text:p>
          </table:table-cell>
          <table:table-cell table:number-columns-repeated="8"/>
        </table:table-row>
      </table:table>
      <table:table table:name="US6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ls Spieler kann ich den Spielmodus 4er-Schnapsen nur mit genau drei anderen Spielern spielen, sodass ich regelgemäß spiel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Vierspielerlogik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piel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piel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2er-Schnapsen spiel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geschieht, wenn man nicht 4er-Schnapsen spiel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verhindern, dass 4er-Schnapsen nicht gespielt werden kan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4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sich 4 Spieler in der Lobby befinden und das Spiel gestartet wir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sich die beiden Spieler am Tisch befinden und die Karten ausgeteilt we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s müssen 3 Spieler beitre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Zu wenig Spieler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genau 4 Spieler in der Lobby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Wlan-Verbindung muss vorhanden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4er-Schnapsen gespielt werden kann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üssen insgesamt 4 Spieler im Wlan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 Spieler müssen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Spielersteller startet das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r Spieler hat seine Kart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ist am Zug, es kann regelmäßig gespielt werd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2.6.15 – 4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Tablet lenovo (Android 4.1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4er-Schnapsen gespielt werden kann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üssen insgesamt 4 Spieler im Wlan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 Spieler müssen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Spielersteller startet das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/3/4 treten dem Spiel bei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wird gestarte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r Spieler hat seine Startkarten</text:p>
          </table:table-cell>
          <table:table-cell table:number-columns-repeated="8"/>
        </table:table-row>
      </table:table>
      <table:table table:name="US11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ls Spieler bekomme ich als Gewinner einer Runde 3 Punkte falls mein Gegner keine Punkte hatte, 2 Punkte falls er 1-33 Punkte hatte und ansonsten 1 Punk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Gesamtpunkte (Bummerl) anzeig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Runde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Welche Inhalte kommen in Punkte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nde Aspekte gelten für Punkte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Ein Spielverlauf, bis keine Karten mehr im Talon sind oder ein Spieler 66 Punkte erreicht ha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Es gibt 3Punkte, 2Punkte, 1 Punk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3Punkte: Falls der Gegner keine Punkte erreicht ha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Punkte: Falls der Gegner 1-33 Punkte erreicht ha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Punkt: Falls der Gegner &gt;33 Punkte erreicht hat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e Runde muss gespielt sein bevor ein Spieler Punkte bekomm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Punkte gezäh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e Runde wurde gespielt Spieler1 66Punkte Spieler 2 2 Punk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1 gewinnt und er bekommt für die Runde 2 Punkte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Punkte gezäh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e Runde wurde gespielt Spieler1 56Punkte KI <text:s text:c="2"/>70Punk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KI gewinnt und erhält 1 Spielerpunkt</text:p>
          </table:table-cell>
          <table:table-cell table:number-columns-repeated="8"/>
        </table:table-row>
      </table:table>
      <table:table table:name="US20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Als Spieler möchte ich beim 4er-Schnapsen ein Team mit dem mir gegenübersitzenden Spieler bilden und gegen die anderen beiden Spieler spiel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Spielerteams anzeigen und kennzeichn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Team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nde Askpete gelten für Team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2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as Team besteht aus 2 Spieler die gegenüber sitz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4 Spieler am Tis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Team gebile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 Spieler sind am Tis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gegenübersitzenden Spieler bilden ein zweier Team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2.6.15 – 4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Tablet lenovo (Android 4.1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Team gebile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 Spieler sind am Tis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gegenübersitzenden Spieler bilden ein zweier Team</text:p>
          </table:table-cell>
          <table:table-cell table:number-columns-repeated="8"/>
        </table:table-row>
      </table:table>
      <table:table table:name="US2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Default"/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s Spieler kann ich bei der Spielerstellung und beim Spielbeitritt entscheiden welchen Spielmodus (2er-, 3er- oder 4er-Schnapsen) ich spiele, sodass ich nach meinen bevorzugten Spielregeln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ctivity zur Spielmodusauswahl aus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Spielerstellung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Welche Inhalte kommen in Spielbeitritt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2</text:p>
          </table:table-cell>
          <table:table-cell office:value-type="string" calcext:value-type="string">
            <text:p>Welche Inhalte kommen in Spielmodi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Neues Spiel starten, Spiel beitreten, Spiel erstellen, Spielregeln, Namen ändern, Statistik, Optionen, bee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Spielelobby, Spieler in der Nähe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2</text:p>
          </table:table-cell>
          <table:table-cell office:value-type="string" calcext:value-type="string">
            <text:p>2er/3er/4er-Schnapsen und Zurück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App muss gestartet se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modi ausgewäh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t sich im Startauswahl-Menü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Spielbeitrit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wählt in der Spiellobby Spiel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Spieler2 klickt auf beitreten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Spieler befindet sich in der ausgewählten Lobby mit dem gewünschen Spielmodus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modi ausgewäh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t sich im Startauswahl-Menü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Spie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klickt auf „Neues Spiel“ und wählt „zweier“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Spieler2 sucht nach Spie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 </text:p>
          </table:table-cell>
          <table:table-cell office:value-type="string" calcext:value-type="string">
            <text:p>Tritt durch klicken auf das Spiel von Spieler bei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Spieler befindet sich im ausgewählten Spielmodus</text:p>
          </table:table-cell>
          <table:table-cell table:number-columns-repeated="8"/>
        </table:table-row>
      </table:table>
      <table:table table:name="U3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Default"/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ls Spieler kann ich den Spielmodus 3er-Schnapsen nur mit genau zwei anderen Spielern spielen, sodass ich regelgemäß spiel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Dreispielerlogik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nn kann 3er-Schnapsen spiel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sich zwei andere Spieler in der Lobby befinden und das Spiel gestartet wurde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Zwei andere Spieler müssen am Spiel teilnehm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er Spielmodus 3er-Schnapsen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hat Spiel 3er-Schnapsen erstel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zwei Spieler treten dem Spiel bei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rsteller klickt auf start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3er-Schnapsen startet und Karten werden ausgeteil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er Spielmodus 3er-Schnapsen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hat Spiel 3er-Schnapsen erstel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zwei Spieler treten dem Spiel bei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rsteller klickt auf start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3er-Schnapsen startet und Karten werden ausgeteilt</text:p>
          </table:table-cell>
          <table:table-cell table:number-columns-repeated="8"/>
        </table:table-row>
      </table:table>
      <table:table table:name="US178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ls Spieler möchte ich, dass beim 3er-Schnapsen das Spiel zu Ende ist, sobald ein Spieler 24 Gesamtpunkte (Bummerl) erreicht ha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dergrundlogik</text:p>
          </table:table-cell>
          <table:table-cell office:value-type="string" calcext:value-type="string">
            <text:p>Gesamtpunkte mitzäh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Auf Spielende überprü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nn soll ein Spiel zu Ende sei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ist Spiel zu Ende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Spiel zu Ende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geprüft werden, ob Spiel zu Ende durchgeführt wurde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Sobald ein Spieler 24 Gesamtpunkte (Bummerl) erreicht h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2</text:p>
          </table:table-cell>
          <table:table-cell office:value-type="string" calcext:value-type="string">
            <text:p>Wenn der Spielvorgang beendet wur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Durch regelmäßiges spie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Anhand der Gesamtpunkte der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insgesamt 3 Spieler im Spiel befin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beim 3er-Schnapsen das Spiel nachdem ein Spieler 24 Gesamtpunkte erreicht hat zu Ende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n sich am Tis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Wechselndes Spielen (Spieler1 gibt, Spieler 2 gibt, Spieler3 gibt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gestoch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Punkte werden gez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Voränge werden wiederholt bis ein Spieler 24 Gesamtpunkte ha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 (Runde) wird beende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Fehler (Exception im Client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beim 3er-Schnapsen das Spiel nachdem ein Spieler 24 Gesamtpunkte erreicht hat zu Ende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n sich am Tis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spielt Schnaps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fle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Spieler1 Gegenfleck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1 erreicht 70 Punk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nde 24Pkt</text:p>
          </table:table-cell>
          <table:table-cell table:number-columns-repeated="8"/>
        </table:table-row>
      </table:table>
      <table:table table:name="US17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s Spieler möchte ich, dass beim 3er-Schnapsen die "Spiele" Schnapser, Land, Kontraschnapser, Bauernschnapser und Kontrabauernschnapser, gerufen werden könn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Spielregeln für die möglichen "Spiele"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ruf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ruf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s soll geruf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soll geruf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nicht ruf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rufen verhinder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alle Karten ausgeteilt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Schnapser, Land, Kontraschnapser, Bauernschnapser, Kontrabauernschnapser, das höchste ausgewählte Spiel wird gespiel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Es wurde bereits gerufen, oder man kann erst ruf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bereits gerufen wur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 Spiel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ers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Der dritte Spieler ruft ein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utomatisch wird das höchste gerufene Spiel gespiel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“Bauernschnapser“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, daher ist Trumpf angesa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ruft Schnaps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wei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3 wei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 </text:p>
          </table:table-cell>
          <table:table-cell office:value-type="string" calcext:value-type="string">
            <text:p>Spieler1 spielt aus Spieler2 gibt zu Spieler3 sticht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egner bkeommen jeweils 12 Spielpunkte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2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“Land“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, daher ist Trumpf angesa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ruft Schnaps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wei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3 wei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 </text:p>
          </table:table-cell>
          <table:table-cell office:value-type="string" calcext:value-type="string">
            <text:p>Spieler1 spielt aus Spieler2 gibt zu Spieler3 sticht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egner bekommen jeweil 9 Punkte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2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“Kontraschnapser“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, daher ist Trumpf angesa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ruft Schnaps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wei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3 wei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 </text:p>
          </table:table-cell>
          <table:table-cell office:value-type="string" calcext:value-type="string">
            <text:p>Spieler1 spielt aus Spieler2 gibt zu Spieler3 sticht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egner bekommen jeweils 12 Punkte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2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“Bauernschnapser“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, daher ist Trumpf angesa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ruft Schnaps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wei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3 wei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 </text:p>
          </table:table-cell>
          <table:table-cell office:value-type="string" calcext:value-type="string">
            <text:p>Spieler1 spielt aus Spieler2 gibt zu Spieler3 sticht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egner bekommen jeweils 12 Punkte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2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“Kontrabauernschnapser“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, daher ist Trumpf angesa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ruft Schnaps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wei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3 wei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 </text:p>
          </table:table-cell>
          <table:table-cell office:value-type="string" calcext:value-type="string">
            <text:p>Spieler1 spielt aus Spieler2 gibt zu Spieler3 sticht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egner bekommen jeweils 12 Punkte</text:p>
          </table:table-cell>
          <table:table-cell table:number-columns-repeated="8"/>
        </table:table-row>
      </table:table>
      <table:table table:name="US17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s Spieler möchte ich, dass beim 3er-Schnapsen jederzeit Farb- und Stichzwang gil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dergrundlogik</text:p>
          </table:table-cell>
          <table:table-cell office:value-type="string" calcext:value-type="string">
            <text:p><text:s/>Beim 3er-Schnapsen stets Farb- und Stichzwang geltend mach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ich dem Stich-/Farbzwang beu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tich-/Farbzwang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 beim 3er-Schnaps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jederzei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e Farbe muss gewähl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Der drit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Der Gewinner Spielt wieder eine neu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Spieler zwei ist am Zu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ur bestimmte Karten können sich ausspielen lassen (Farbe/Stich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Trumpf und Rufspiel (Schnapser) ist angesa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kann nur die selbe Farbe auswähl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ur bestimmte Karten können sich ausspielen lassen (Farbe/Stich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 table:number-rows-repeated="3">
          <table:table-cell table:style-name="ce1"/>
          <table:table-cell table:number-columns-repeated="11"/>
        </table:table-row>
        <table:table-row table:style-name="ro1">
          <table:table-cell table:style-name="ce1"/>
          <table:table-cell table:number-columns-repeated="11"/>
        </table:table-row>
      </table:table>
      <table:table table:name="US17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ls Rufer möchte ich beim 3er-Schnapsen keine bis zwei meiner Handkarten gegen die Karten am Stapel austauschen könn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dergrundlogik</text:p>
          </table:table-cell>
          <table:table-cell office:value-type="string" calcext:value-type="string">
            <text:p><text:s/>Austauschen der Handkarten mit den Karten am Stapel für den Rufer ermöglich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austausch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s kann ausgetausch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austausch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Rufer, der das höchste Spiel genannt ha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0-2 Karten vom Tal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uss ein Spiel gerufen wer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Karten ausgetauscht werd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hat ein Spiel geruf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wählt Karten die er ablegen möch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achdem die Karten abgelegt worden sind, werden vom Talon die gleiche Anzahl an Karten wieder aufgehob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Karten ausgetauscht werd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hat ein Spiel geruf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wählt Karten die er ablegen möch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achdem die Karten abgelegt worden sind, werden vom Talon die gleiche Anzahl an Karten wieder aufgehoben</text:p>
          </table:table-cell>
          <table:table-cell table:number-columns-repeated="8"/>
        </table:table-row>
      </table:table>
      <table:table table:name="US17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ls Rufer möchte ich beim 3er-Schnapsen ein geflecktes "Spiel" gegenflecken können, sodass in der jeweiligen Runde die vierfachen Punkte vergeben werd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Gegenflecken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gefleckts Spiel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Möglichkeiten ergeben sich in einem geflecktem Spiel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nn die Gegner glauben, sie können das Spiel gewinnen wird das Spiel gefleck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er Rufer kann wieder gegenflecken und die Punkte vervierfachen si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 Spiel ruf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Gegner müssen fleck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gner ein geflecktes „Spiel“, gegenfleck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rei 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Gegner fle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Rufer wählt gegenfle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erden die vierfachen Punkte in dieser Runde vergeb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gner ein geflecktes „Spiel“, gegenfleck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rei 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ruft „Schnapse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Gegner fle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Rufer wählt gegenfle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erden die vierfachen Punkte in dieser Runde vergeb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ewinnter erhält 12 Punkte</text:p>
          </table:table-cell>
          <table:table-cell table:number-columns-repeated="8"/>
        </table:table-row>
      </table:table>
      <table:table table:name="US17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s Gegenspieler möchte ich beim 3er-Schnapsen das "Spiel" flecken können, sodass in der jeweiligen Runde die doppelten Punkte vergeben werd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Flecken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fleck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fleck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gefleck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geschieht, wenn man nicht fleck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flecken verhinder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ie Gegner des rufenden Spiel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ie Gegner glauben, dass der Rufer das Spiel verlier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s wurde kein Spiel gerufen, oder es wurde bereits gefleck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Es wurde kein Spiel gerufen, oder es wurde bereits gefleck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 Spiel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 gefleck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ie ersten 3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ers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fleckt das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Punkte werden doppelt gezähl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 gefleck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ie ersten 3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erste Spieler ruft „Schnapser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fleckt das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Punkte werden doppelt gezäh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ewinner erhält 6 Punkte</text:p>
          </table:table-cell>
          <table:table-cell table:number-columns-repeated="8"/>
        </table:table-row>
      </table:table>
      <table:table table:name="US17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ls Rufer möchte ich beim 3er-Schnapsen, falls ich das gerufene "Spiel" gewinne, <text:s/>die dem "Spiel" zugeordneten Punkte erhalten, andernfalls erhalten die Gegner die Punkt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Dem "Spiel" entsprechende Punkte dem/den Spielgewinner/n geb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erhält die Punkte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en die Punkte erhalt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en die Punkte erhalten wer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Gewinnt der Rufer, erhält er die zugeordneten Punkte, andernfalls erhalten die Gegner die Punkt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das Spiel (Runde) zu Ende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zugeordneten Punkte erhalten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 wird nach dem Regeln des gewählten Spiels gespie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notwendige Punkte werden vom Rufer erreich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Rufer erhält die zugeordenten Punkte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zugeordneten Punkte erhalten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 <text:s/>(Schnapser 3 Punkte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 wird nach dem Regeln des gewählten Spiels gespie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notwendige Punkte werden vom Rufer erreich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Rufer erhält für sein Spiel 3 Spielpunkte</text:p>
          </table:table-cell>
          <table:table-cell table:number-columns-repeated="8"/>
        </table:table-row>
      </table:table>
      <table:table table:name="US17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ls Rufer möchte ich beim 3er-Schnapsen gegen die anderen beiden Spieler spiel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Spieler, die nicht dem Rufer entsprechen, als Gegenspieler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spielt gegeneinadne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werden die Spieler ausgewählt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Rufer spielt gegen die anderen beiden Spieler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Gegner sind automatisch die Spieler, die kein oder ein niedrigeres Spiel gerufen hab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bwechselnd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Rufer spielt eine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Gegner stech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bwechselnd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Rufer spielt eine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Gegner stech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</text:p>
          </table:table-cell>
          <table:table-cell table:number-columns-repeated="8"/>
        </table:table-row>
      </table:table>
      <table:table table:name="US17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ls Spieler möchte ich beim 3er-Schnapsen, dass beim "Spiel" Land der Rufer zuerst zum Zug komm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Beim "Spiel" Land den Rufer zuerst zum Zug kommen lass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Land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de Aspekte gelten für Land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r Land ansagt muss alle Stiche mach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er Rufer ist zuerst am Zug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Rufer zuerst am Zug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ufer ist zuerst am Zug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Rufer zuerst am Zug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ufer ist zuerst am Zug</text:p>
          </table:table-cell>
          <table:table-cell table:number-columns-repeated="8"/>
        </table:table-row>
      </table:table>
      <table:table table:name="US169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ls Spieler möchte ich beim 3er-Schnapsen, dass bei jedem "Spiel" außer dem Land der erste Spieler zuerst zum Zug komm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Bei allen "Spielen" außer Land, den ersten Spieler zuerst zum Zug kommen lass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Land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de Aspekte gelten für Land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r Land ansagt muss alle Stiche mach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er Rufer ist zuerst am Zug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er erste Spieler am Zug ist sofern nicht Land gewählt wur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, Bauernschnapser, Spieler2 ruft Kontrabauernschnapse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2 ist am Zug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er erste Spieler am Zug ist sofern nicht Land gewählt wur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, Bauernschnapser, Spieler2 ruft Kontrabauernschnapse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2 ist am Zug</text:p>
          </table:table-cell>
          <table:table-cell table:number-columns-repeated="8"/>
        </table:table-row>
      </table:table>
      <table:table table:name="US168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s Spieler möchte ich beim 3er-Schnapsen, dass das höchstgerufene "Spiel" gespielt wird oder, falls kein "Spiel" gerufen wurde, ein normales "Spiel"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Die jeweilige Spielrunde nach den Regeln des höchstgerufenen "Spiels" ablaufen lassen, falls ein Spiel gerufen wurde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Das Spiel nach "normalen" Spielregeln ablaufen lassen, falls kein "Spiel" gerufen wurde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de Aspekte gelten für Spiel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chnapser, Land, Kontraschnapser, Bauernschnapser, Kontrabauernschnaps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as höchstgerufene Spiel wird gespielt, wird keines gerufen, wird ein normales Spiel gespiel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normales Spiel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ein Spieler ruf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normales Spiel wird regelmäßig gespielt, der erste Spieler ist am Zug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normales Spiel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ein Spieler ruf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normales Spiel wird regelmäßig gespielt, der erste Spieler ist am Zug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_2</text:p>
          </table:table-cell>
          <table:table-cell office:value-type="string" calcext:value-type="string">
            <text:p>Testen, ob ein normales Spiel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1 ruft Schnapser, Spieler2 ruft Land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and wird gespielt</text:p>
          </table:table-cell>
          <table:table-cell table:number-columns-repeated="8"/>
        </table:table-row>
      </table:table>
      <table:table table:name="US16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ls Spieler möchte ich beim 3er-Schnapsen, dass, nachdem alle Karten ausgeteilt wurden, jeder Spieler der Reihe nach ein "Spiel" rufen kan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Rufen eines "Spiels"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ruf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ruf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s soll geruf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soll geruf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nicht ruf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rufen verhinder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alle Karten ausgeteilt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Schnapser, Land, Kontraschnapser, Bauernschnapser, Kontrabauernschnapser, das höchste ausgewählte Spiel wird gespiel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Es wurde bereits gerufen, oder man kann erst ruf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bereits gerufen wur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 Spiel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ers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Der dritte Spieler ruft ein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utomatisch wird das höchste gerufene Spiel gespiel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erste Spieler klickt auf „weiter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ruft „Land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Der dritte Spieler ruft „Bauernschnapser“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utomatisch wird das höchste gerufene Spiel gespielt (Resultat: Bauernschnapser)</text:p>
          </table:table-cell>
          <table:table-cell table:number-columns-repeated="8"/>
        </table:table-row>
      </table:table>
      <table:table table:name="US16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ls erster Spieler möchte ich beim 3er-Schnapsen statt den Trumpf anzusagen auch die nächste Karte, die mir ausgeteilt wird, als Trumpf aufdecken können, sodass ich regelgemäß spielen <text:s/>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Aufdecken der nächsten ausgeteilten Handkarte als Trumpf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entscheiden, ob Trumpf angesagt oder aufgedeckt wird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Trumpf ansagen/aufdeck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 Trumpf ansagen/aufdeck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 die als erstes am Zug si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die ersten 3 Karten ausgeteilt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Trumpf aufgedeck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wählt Trumpf aufde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nächste Karte die dem Spieler ausgeteilt wird, erscheint aufgedeckt als Trumpf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Trumpf aufgedeck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wählt Trumpf aufde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nächste Karte die dem Spieler ausgeteilt wird, erscheint aufgedeckt als Trumpf</text:p>
          </table:table-cell>
          <table:table-cell table:number-columns-repeated="8"/>
        </table:table-row>
      </table:table>
      <table:table table:name="US16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s Spieler möchte ich beim 3er-Schnapsen, dass nach dem Beiseitelegen des Stapels der erste Spieler den Trumpf ansag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Trumpf Ansagen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Trumpf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Trumpf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 Trumpf ansagen <text:s/>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 die als erstes am Zug si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 dem Beiseitelegen des Stapel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Trumpf angesag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apel wurde beiseite gele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erste Spieler sagt Trumpf a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Trumpf angesag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apel wurde beiseite gele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erste Spieler sagt Trumpf an</text:p>
          </table:table-cell>
          <table:table-cell table:number-columns-repeated="8"/>
        </table:table-row>
      </table:table>
      <table:table table:name="US16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s Spieler möchte ich beim 3er-Schnapsen, dass nach dem Austeilen der ersten drei Handkarten zwei Karten als Stapel beiseitegelegt werd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Beiseitelegen von zwei Karten als Stapel nach dem Austeilen der ersten drei Karten an alle Spieler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beseitegeleg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beiseite le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 beiseitele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Zwei Karten als Stap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jedem Spieler 3 Karten ausgeteilt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Karten beseite geleg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 Karten wurden jedem Spieler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2 Karten werden als Stapel beseitegele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Karten beseite geleg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 Karten wurden jedem Spieler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2 Karten werden als Stapel beseitegelegt</text:p>
          </table:table-cell>
          <table:table-cell table:number-columns-repeated="8"/>
        </table:table-row>
      </table:table>
      <table:table table:name="US16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ls Spieler möchte ich, dass allen teilnehmenden Spielern beim 3er-Schnapsen zu Beginn sechs Karten ausgeteilt werden, sodass ich regelgemäß spielen kann. <text:s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Austeilen von sechs Karten zu Rundenbeginn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ausgeteil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steil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s muss beim Austeilen beachtet wer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m Spieler 6 Kar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, das Spiel gestartet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Jeder Spieler bekommt 3 Karten, 2 Karten dienen als Stapel, den Spieler werden wieder 3 Karten ausgeteil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6 Karten ausgetei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Jeder Spieler bekommt 3 Kart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rster Spieler wählt, ob er einen Trumpf ansagt, oder eine Karte als Trumpf aufde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Jedem Spieler werden weitere 3 Karten ausgeteil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Jeder Spieler besitzt 6 Handkart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6 Karten ausgetei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Jeder Spieler bekommt 3 Kart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rster Spieler wählt, ob er einen Trumpf ansagt, oder eine Karte als Trumpf aufde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Jedem Spieler werden weitere 3 Karten ausgeteil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Jeder Spieler besitzt 6 Handkarten</text:p>
          </table:table-cell>
          <table:table-cell table:number-columns-repeated="8"/>
        </table:table-row>
      </table:table>
      <table:table table:name="US16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ls Spieler möchte ich, dass ich alle von mir gestochenen Karten und den letzten Stich je Gegner ansehen kann, sodass ich regelgemäß spielen kann.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Gestochene Karten je Spieler regelgemäß anzeigen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Gestochene Karten <text:s/>je Spieler abspeicher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der Spieler sehen könn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nseh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wird anseh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alle von ihm gestochenen Karten und den letzten Stich des Gegn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eine Karte gestochen wur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Bis kein Spieler mehr Karten besitz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2 Spieler / 3 Spieler / 4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nzeigen von gestochenen Kart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m Spieler wurden 6 Karten ausgeteilt, Stich wurde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rster Spieler spiel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 </text:p>
          </table:table-cell>
          <table:table-cell office:value-type="string" calcext:value-type="string">
            <text:p>Gegner1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Gegner2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Erster spieler spielt erneu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Gegner1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.</text:p>
          </table:table-cell>
          <table:table-cell office:value-type="string" calcext:value-type="string">
            <text:p>Gegner2 stich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rster Spieler sieht seien gestochenen Karten und den letzten Stich vom Gegner2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nzeigen von gestochenen Kart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m Spieler wurden 5 Karten ausgeteilt, Stich wird angezei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rster Spieler spiel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 </text:p>
          </table:table-cell>
          <table:table-cell office:value-type="string" calcext:value-type="string">
            <text:p>Gegner1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Erster spieler spielt erneu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Gegner1 gibt zu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rster Spieler sieht seien gestochenen Karten und den letzten Stich vom Gegner2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nzeigen von gestochenen Kart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m Spieler wurden 5 Karten ausgeteilt, Stich wird angezei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rster Spieler spiel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 </text:p>
          </table:table-cell>
          <table:table-cell office:value-type="string" calcext:value-type="string">
            <text:p>Spieler2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Erster spieler spielt erneu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Spieler2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.</text:p>
          </table:table-cell>
          <table:table-cell office:value-type="string" calcext:value-type="string">
            <text:p>Erster Spieler spielt Kart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pieler2 stich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1 sieht seien gestochnen Karten und die Karten von Spieler2</text:p>
          </table:table-cell>
          <table:table-cell table:number-columns-repeated="8"/>
        </table:table-row>
      </table:table>
      <table:table table:name="US 29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ls Spieler kann ich mir einen Nicknamen geben, sodass ich identifiziert werd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Popup für die Eingabe des Nickname erstel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Nickname local abspeicher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identifiziert werden?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Nickname vor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identifiziert werden?</text:p>
          </table:table-cell>
          <table:table-cell table:number-columns-repeated="6"/>
          <table:table-cell office:value-type="string" calcext:value-type="string">
            <text:p>S_2</text:p>
          </table:table-cell>
          <table:table-cell office:value-type="string" calcext:value-type="string">
            <text:p>Welche Inhalte von Nickname und nach welchen Regeln soll überprüft werden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identifizier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identifizieren durchgeführt wer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Spieler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Ein String mit einer bestimmten Anzahl an Zeichen 8-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seinen Nicknamen mit einem klick auf den Button ändern möchte</text:p>
          </table:table-cell>
          <table:table-cell table:number-columns-repeated="6"/>
          <table:table-cell office:value-type="string" calcext:value-type="string">
            <text:p>S_2</text:p>
          </table:table-cell>
          <table:table-cell office:value-type="string" calcext:value-type="string">
            <text:p>Der Nickname soll aus einem String bestehen und durch „speichern“ soll er local am Handy angelegt werd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achdem im Popup ein Name eingegeben und gespeichert wur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Durch den klick auf den Button Nickname änder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Der Name kann Zahlen, Buchstaben und Sonderzeichen enhalt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office:value-type="string" calcext:value-type="string">
            <text:p>A_2</text:p>
          </table:table-cell>
          <table:table-cell office:value-type="string" calcext:value-type="string">
            <text:p>Der Nickname darf nicht länger als (8,10) Zeichen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Nickname geänder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t sich im Startauswahl-Menü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Name änder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Im Popup wird der Nickname eingegeb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Mit dem klick auf speichern werden die Daten lokal abgelegt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ls Nickname wird der eingegebene Name angezeigt und ein File mit den Daten wird am Handy lokal angele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8.4.2015 (Spiel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est war erfolgreich</text:p>
          </table:table-cell>
          <table:table-cell table:number-columns-repeated="6"/>
          <table:table-cell table:style-name="ce1" office:value-type="string" calcext:value-type="string">
            <text:p>Schritte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.</text:p>
          </table:table-cell>
          <table:table-cell office:value-type="string" calcext:value-type="string">
            <text:p>klick auf Name ändern</text:p>
          </table:table-cell>
          <table:table-cell/>
        </table:table-row>
        <table:table-row table:style-name="ro1">
          <table:table-cell table:style-name="ce1" office:value-type="string" calcext:value-type="string">
            <text:p>Bemerkung</text:p>
          </table:table-cell>
          <table:table-cell table:number-columns-repeated="8"/>
          <table:table-cell office:value-type="string" calcext:value-type="string">
            <text:p>2.</text:p>
          </table:table-cell>
          <table:table-cell office:value-type="string" calcext:value-type="string">
            <text:p>der Name „Nickname“ wird mit der Tastatur gelöscht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Es gibt keine Einschränkung der Länge des Nicks bzw. der Zeichen</text:p>
          </table:table-cell>
          <table:table-cell table:number-columns-repeated="7"/>
          <table:table-cell office:value-type="string" calcext:value-type="string">
            <text:p>3.</text:p>
          </table:table-cell>
          <table:table-cell office:value-type="string" calcext:value-type="string">
            <text:p>Neuer Name „TestName“ wird eingetrag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r Knopf „entf“ funktioniert nicht</text:p>
          </table:table-cell>
          <table:table-cell table:number-columns-repeated="7"/>
          <table:table-cell office:value-type="string" calcext:value-type="string">
            <text:p>4.</text:p>
          </table:table-cell>
          <table:table-cell office:value-type="string" calcext:value-type="string">
            <text:p>Mit den Button OK besätigt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5.</text:p>
          </table:table-cell>
          <table:table-cell office:value-type="string" calcext:value-type="string">
            <text:p>klick auf Name ändern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6.</text:p>
          </table:table-cell>
          <table:table-cell office:value-type="string" calcext:value-type="string">
            <text:p>Der neue Name „TestName“ ist zusehen</text:p>
          </table:table-cell>
          <table:table-cell/>
        </table:table-row>
      </table:table>
      <table:table table:name="US 4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ls Spieler habe ich ein Kartendeck bestehend aus je vier Assen, Zehnern, Königen, Damen und Buben in den Farben Karo, Herz, Pik und Kreuz, sodass ich damit schnaps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sign:</text:p>
          </table:table-cell>
          <table:table-cell office:value-type="string" calcext:value-type="string">
            <text:p>Kar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Karten in die App einb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Karten/Kartendeck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Kart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vier Assen, Zehnern, Königen, Damen und Buben in den Farben Karo, Herz, Pik und Kreu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20 Karten (As 11, Zehn 10, König 4, Dame 3, Bube 2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20 Karten im Kartendeck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Karten haben unterschiedliche Wertigkeit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s Kartendecks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s Kartendecks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s Kartendecks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s Kartendecks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rumpf und Rufspiel ist angesag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erden mir meine 6 Handkarten angezeigt und 2 im Talon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11"/>
        </table:table-row>
      </table:table>
      <table:table table:name="US4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kann ich den Spielmodus 2er-Schnapsen nur mit genau einem anderen Spieler spielen, sodass ich regelgemäß spiel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Computerlogik auskom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Zweispielerlogik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piel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piel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2er-Schnapsen spiel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geschieht, wenn man nicht 2er-Schnapsen spiel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verhindern, dass 2er-Schnapsen nicht gespielt werden kan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2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sich 2 Spieler in der Lobby befinden und das Spiel gestartet wir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sich die beiden Spieler am Tisch befinden und die Karten ausgeteilt we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s muss entweder ein Spieler beitreten, oder ein 3. bzw. 4 Spieler die Lobby verlass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Zu viele/zu wenig Spieler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genau 2 Spieler in der Lobby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Bluetooth-Verbindung muss vorhanden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2er-Schnapsen gespielt werden kann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weiterer Spieler in Reichweite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 Spieler müssen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Spielersteller startet das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ist am Zug, es kann regelmäßig gespielt werd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2er-Schnapsen gespielt werden kann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hnelles Spie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ist am Zug, es kann regelmäßig gespielt werde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2er-Schnapsen gespielt werden kann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weiterer Spieler in Reichweite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 Spieler müssen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 wird automatisch nach Beitritt gestart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ist am Zug, es kann regelmäßig gespielt werden</text:p>
          </table:table-cell>
          <table:table-cell table:number-columns-repeated="8"/>
        </table:table-row>
      </table:table>
      <table:table table:name="US 11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ls Spieler muss ich mich, sobald keine Karte mehr am Stapel liegt, dem Stich- und Farbzwang beug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Erkennen, dass keine Karte mehr am Stapel lieg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ich- und Farbzwang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tich- und Farbzwang beim ausspielen durchsetz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ich dem Stich-/Farbzwang beu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tich-/Farbzwang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, sobald keine Karte mehr am Stapel lieg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sich keine Karten mehr am Stapel ieg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darf sich keine Karte mehr am Stapel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dürfe nicht gegen den Stich-/Farbzwang verstoß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chritt 1. und 2. wiederholen sich bis sich keine Karten mehr am Stapel befin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Gewinner Spielt Herz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Zweiter Spieler versucht Kreuz zuzugeben, obwohl er Herz in der Hand häl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Karte kann nicht ausgewählt und auch nicht ausgespielt werde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_2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chritt 1. und 2. wiederholen sich bis sich keine Karten mehr am Stapel befin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Gewinner Spielt Herz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Zweiter Spieler versucht einen HerzBube zuzugeben, obwohl er eine HerzAss besitz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Karte kann nicht ausgewählt und auch nicht ausgespielt wer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erzAss kann gespielt werd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chritt 1. und 2. wiederholen sich bis sich keine Karten mehr am Stapel befin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Gewinner Spielt Herz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Zweiter Spieler versucht Kreuz zuzugeben, obwohl er Herz in der Hand häl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Karte kann nicht ausgewählt und auch nicht ausgespielt werde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_2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in Spiel muss gestartet sei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arten sind ausgeteilt ein Spieler ist am Zu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uszuführende Testschritt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3.</text:p>
          </table:table-cell>
          <table:table-cell office:value-type="string" calcext:value-type="string">
            <text:p>Schritt 1. und 2. wiederholen sich bis sich keine Karten mehr am Stapel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4.</text:p>
          </table:table-cell>
          <table:table-cell office:value-type="string" calcext:value-type="string">
            <text:p>Gewinner Spielt Herz a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5.</text:p>
          </table:table-cell>
          <table:table-cell office:value-type="string" calcext:value-type="string">
            <text:p>Zweiter Spieler versucht einen HerzBube zuzugeben, obwohl er eine HerzAss besitz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rwartetes Ergebni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ie Karte kann nicht ausgewählt und auch nicht ausgespie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erzAss kann gespielt wer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chritt 1. und 2. wiederholen sich bis sich keine Karten mehr am Stapel befin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2 (Gewinner) spielt KaroAss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Spieler1 kann nur mit Trumpf stech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anderen Karten der falschen Farbe können nicht ausgespielt werden</text:p>
          </table:table-cell>
          <table:table-cell table:number-columns-repeated="8"/>
        </table:table-row>
      </table:table>
      <table:table table:name="US 11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ls Spieler kann ich in meinem Zug "zudrehen", wodurch Stich- und Farbzwang herrscht und keine Karte mehr gezogen werden kan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Zudrehen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Zudrehen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zudreh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zudreh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zudreh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kann zudreh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kann geprüft werden, ob zudrehen stattgefunden hat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Ein Spieler der am Zug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Ein Spieler soll zudrehen, wenn er denkt, dass er 66 Punkte schaff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man auf den Button „Zudrehen“ klickt und der sich auf „Zugedreht“ änder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 pro Run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Der Button ändert sich auf „Zugedreht“ und es werden keine neuen Karten vom Kartendeck mehr aufgenomm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er können jederzeit, wenn sie am Zug sind zudre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zudrehen“ möglich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„drehtzu“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herrscht Stich-/Farbzwang und es werden keine neuen Karten nach einem Stich vom Stapel ausgeteil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zudrehen“ möglich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„drehtzu“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herrscht Stich-/Farbzwang und es werden keine neuen Karten nach einem Stich vom Stapel ausgeteil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zudrehen“ möglich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„drehtzu“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herrscht Stich-/Farbzwang und es werden keine neuen Karten nach einem Stich vom Stapel ausgeteilt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_2</text:p>
          </table:table-cell>
          <table:table-cell office:value-type="string" calcext:value-type="string">
            <text:p>Testen, ob „zudrehen“ möglich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spielt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sticht und dreht danach zu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herrscht Stich-/Farbzwang und es werden keine neuen Karten nach einem Stich vom Stapel ausgeteilt</text:p>
          </table:table-cell>
          <table:table-cell table:number-columns-repeated="8"/>
        </table:table-row>
      </table:table>
      <table:table table:name="US 11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s Spieler kann ich in meinem Zug einen "20er" ansagen, falls ich einen König und eine Dame der selben Farbe in der Hand hab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20er Ansagen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20er Ansagen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„20er“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„20er“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„20er“ ansa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der Spieler am Zug ist und sich ein König und eine Dame der selben Farbe in der Hand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am Zug ist und sich ein König und eine Dame der selben Farbe in der Hand befindet und man min. einen Stich mach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 pro Run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ein König und eine Dame der selben Farbe in der Hand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2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er“ angesagt hat, zusätzlich 20 Punkte dazu, wenn er min. einen Stich gemacht ha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2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er“ angesagt hat, zusätzlich 20 Punkte dazu, wenn er min. einen Stich gemacht ha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20er-Pik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er“ angesagt hat, zusätzlich 20 Punkte dazu, wenn er min. einen Stich gemacht hat</text:p>
          </table:table-cell>
          <table:table-cell table:number-columns-repeated="8"/>
        </table:table-row>
      </table:table>
      <table:table table:name="US 11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ls Spieler kann ich in meinem Zug einen "40er" ansagen, falls ich den König und die Dame der Trumpffarbe in der Hand hab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40er Ansagen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40er Ansagen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„40er“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„40er“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„40er“ ansa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der Spieler am Zug ist und sich ein König und eine Dame der Trumpffarbe in der Hand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am Zug ist und sich ein König und eine Dame der Trumpffarbe in der Hand befindet und man min. einen Stich mach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 pro Run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ein König und eine Dame der selben Farbe in der Hand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4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40er“ angesagt hat, zusätzlich 20 Punkte dazu, wenn er min. einen Stich gemacht ha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4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40er“ angesagt hat, zusätzlich 20 Punkte dazu, wenn er min. einen Stich gemacht ha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4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kommt nach dem Stich 40Punkte (HerzKönig/KaroKönig) ges. 44 Punkte</text:p>
          </table:table-cell>
          <table:table-cell table:number-columns-repeated="8"/>
        </table:table-row>
      </table:table>
      <table:table table:name="US 11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s Spieler bekomme ich die Punkte von "20er" und "40er" nur, falls ich mindestens einen Stich in der entsprechenden Runde mach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20er bzw. 40er angesagt werden darf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20er bzw. 40er ansagen nur zulassen, falls die jeweiligen Bedingungen erfüllt sind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„20/40er“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„20/40er“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„20/40er“ ansa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der Spieler am Zug ist und sich ein König und eine Dame der Trumpffarbe in der Hand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am Zug ist und sich ein König und eine Dame der Trumpffarbe in der Hand befindet und man min. einen Stich mach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 pro Run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ein König und eine Dame der selben Farbe in der Hand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der „20/40er“ sagt muss einen Stich mach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/40er“ ansagen funktioniert und ob mindestens ein Stich gemacht wur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/40er“ angesagt hat, zusätzlich 20/40 Punkte dazu, wenn er min. einen Stich gemacht ha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/40er“ ansagen funktioniert und ob mindestens ein Stich gemacht wur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/40er“ angesagt hat, zusätzlich 20/40 Punkte dazu, wenn er min. einen Stich gemacht ha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/40er“ ansagen funktioniert und ob mindestens ein Stich gemacht wur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/40er“ angesagt hat, zusätzlich 20/40 Punkte dazu, wenn er min. einen Stich gemacht hat</text:p>
          </table:table-cell>
          <table:table-cell table:number-columns-repeated="8"/>
        </table:table-row>
      </table:table>
      <table:table table:name="US 4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ls Spieler werde ich vom Spiel von einem Startmenü begrüßt, sodass ich auf die Funktionen der App zugreif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tartmenü (grob) erstel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ufrufen des Popups zur Änderung des Nickname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artmenü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„Spielen“, „Schnelles Spiel“, Spielregeln“, „Name ändern“, „Statistik“, <text:s/>„Beenden“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Die App muss aufgerufen wer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man Funktionen im Startmenü zur Auswahl ha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m Bildschrim wird eine Auswahl angezeig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„Spielen“, „Schnelles Spiel“, Spielregeln“, „Name ändern“, „Statistik“, <text:s/>„Beenden“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man Funktionen im Startmenü zur Auswahl ha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m Bildschrim wird eine Auswahl angezeig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„Spielen“, „Schnelles Spiel“, Spielregeln“, „Name ändern“, „Statistik“, <text:s/>„Beenden“</text:p>
          </table:table-cell>
          <table:table-cell table:number-columns-repeated="8"/>
        </table:table-row>
      </table:table>
      <table:table table:name="US 4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feld 2er-Schnapsen, Icons in die App einbinden, 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feld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das Spielfeld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das Spielfeld aus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Handkarten, Kartendeck, ausgespielte Karten, teilnehmende Spieler, Schummelauge, Punktesta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ie Inhalte des Spielfeldes müssen angezeigt we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Prototyp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s müssen sich genügend Spieler in der Lobby befin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ist gestartet, Trumpf gewählt und Rufspiel angesa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8"/>
        </table:table-row>
      </table:table>
      <table:table table:name="US 4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ls Spieler kann ich über das Startmenü in die Lobby gelangen, sodass ich in der Lobby ein Spiel erstellen oder einem Spiel beitret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Button für den wechsel in die Lobby erstell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der Lobby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pieler, Modus, Gruppe, Spieler in der Nähe,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ttons:</text:p>
          </table:table-cell>
          <table:table-cell office:value-type="string" calcext:value-type="string">
            <text:p>Einladen, Neues Spiel, Spiel beitreten, Team wählen, Bluetooth (Ein/Aus), Abbrech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Im Startmenü muss Lobby ausgewählt wer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Lobby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Im Startmenü wird auf Lobby gekli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Lobby wird geöffn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Lobby mit ihren Inhalt wird angezei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Lobby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Im Startmenü wird auf Spielen gekli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Lobby wird geöffn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Lobby mit ihren Inhalt wird angezeigt</text:p>
          </table:table-cell>
          <table:table-cell table:number-columns-repeated="8"/>
        </table:table-row>
      </table:table>
      <table:table table:name="US 4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ls Spieler gelange ich nach der Spielerstellung in einen Warteraum (Lobby), dem andere Spieler beitreten können, sodass sie mit mir spielen könn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er in Reichweite anzeigen, Lobby (grob) erstel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er in Reichweite erkenn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der Lobby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pieler, Modus, Gruppe, Spieler in der Nähe,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ttons:</text:p>
          </table:table-cell>
          <table:table-cell office:value-type="string" calcext:value-type="string">
            <text:p>Einladen, Neues Spiel, Spiel beitreten, Team wählen, Bluetooth (Ein/Aus), Abbrech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 muss erstell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einem bereits erstellten Spiel beitret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erstell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in der Nähe werden angezeig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er von den Spielern in der Nähe wird ausgew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 wird eingelad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eingeladene Spieler befindet sich im selben Modus und im selben Spiel (Anzahl 2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einem bereits erstellten Spiel beitret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erstell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klickt auf „Spiel beitrete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klickt auf das angezeigte Spiel von Spiel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2er-Schnapsen wird automatisch gestartet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einem bereits erstellten Spiel beitret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erstell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und Spieler3 klicken auf „Spiel beitrete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2 klickt auf das Spiel von Spiel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3 klickt auf das Spiel von Spiel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3er-Schnapsen startet automatisch und kann gespielt werden</text:p>
          </table:table-cell>
          <table:table-cell table:number-columns-repeated="8"/>
        </table:table-row>
      </table:table>
      <table:table table:name="US 6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ls Spielersteller kann ich das Spiel starten, sobald der Warteraum voll ist, sodass ich das Spiel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genug Spieler dem Spiel beigetreten si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einen Button zum Starten eines Spiels erstell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das Spiel starten?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Welche Inhalte kommen im Warteraum vor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das Spiel start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Spiel starten genau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oft soll Spiel starten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kann geprüft werden, ob Spiel starten druchgeführt wurde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Spiel starten verhinder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Spielersteller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Spieler, Modus, Grup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Sobald der Warteraum voll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Mit einem klick auf Spiel star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Nachdem das Spiel gestartet wurde,wird das Spielfeld angezeig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Zu wenig Spieler befinden sich im Warteraum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uss Bluetooth verfügbar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 gestarte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piel erstellt hab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in der Nähe wird ausgew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wird eingela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2er-Schnapsen 2 Spieler befinden sich im Warterau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sta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startet mit 2 Spieler 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 gestarte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piel erstellt hab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in der Nähe wird ausgew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wird eingela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2er-Schnapsen 2 Spieler befinden sich im Warterau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sta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startet mit 2 Spieler 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einem bereits erstellten Spiel beitret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erstell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und Spieler3 klicken auf „Spiel beitrete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2 klickt auf das Spiel von Spiel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3 klickt auf das Spiel von Spiel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3er-Schnapsen startet automatisch und kann gespielt werden</text:p>
          </table:table-cell>
          <table:table-cell table:number-columns-repeated="8"/>
        </table:table-row>
      </table:table>
      <table:table table:name="US 6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ls Spieler kann ich einem Spiel beitreten, sodass ich einen Schnapser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Noch nicht laufende Spiele von Spielern in Reichweite erke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ielbeitritt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noch nicht laufende Spiele von Spielern in Reichweite anzeig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 der Lobby einen Button zum Spielbeitritt erstell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dem Spiel beitret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piel beitret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Spiel beitret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Spiel beitreten genau dru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nicht dem Spiel beitret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Spiel beitreten verhinder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 die einem offenen Spiel beitreten, oder die in ein geschlossenes Spiel eingeladen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ein offenes Spiel erstellt ist, oder wenn man zu einem geschlossenen Spiel eingeladen wir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man sich im selben Warteraum wie der Spielersteller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Akzeptieren einer Einladung, oder durch beitre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Man muss selbst ein neues Spiel mit dem gewünschten Modi erstell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rteraum ist bereits vol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 muss erstell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em Spiel beigetreten werd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iel muss erstellt sei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rchzuführende 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Im Menü Lobby auswäh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in Spiel auswählen, bei dem noch ein freie Plätze vorhanden sin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beitritt Button anklick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warte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pieler befindet sich im gleichen Warteraum wie der Spielersteller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em Spiel beigetreten werd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iel muss erstellt sei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rchzuführende 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Im Menü Spielen auswählen und auf „Spiel beitreten“ klick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in Spiel auswählen, bei dem noch ein freie Plätze vorhanden sin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gefundens Spiel anklick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warte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pieler befindet sich im Spielmodi 2er-Schnapsen und es kann gespielt werd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einem bereits erstellten Spiel beitret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erstell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und Spieler3 klicken auf „Spiel beitrete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2 klickt auf das Spiel von Spiel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3 klickt auf das Spiel von Spiel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3er-Schnapsen startet automatisch und kann gespielt werden</text:p>
          </table:table-cell>
          <table:table-cell table:number-columns-repeated="8"/>
        </table:table-row>
      </table:table>
      <table:table table:name="US 6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ls Spieler kann ich die App über das Startmenü beenden, sodass ich mein Gerät auch für andere Dinge verwend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Beenden der App über einen Button im Startmenü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die App bee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ist App beenden komplett abgeschlossen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ie App geschlossen ist, und das Gerät wieder für andere Dinge verwendet werden kan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Die App muss gestarte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pp beende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Am Startbildschirm den Button „Beenden“ drü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ist geschloss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pp beende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Am Startbildschirm den Button „Beenden“ drü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ist geschlossen</text:p>
          </table:table-cell>
          <table:table-cell table:number-columns-repeated="8"/>
        </table:table-row>
      </table:table>
      <table:table table:name="US 5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ls Spieler muss ich mich mit meinen Mitspielern in einem Raum befinden, sodass das Gefühl eines echten Kartenspiels möglichst erhalten bleibt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Wlan-Verbindung (grob) erstell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ie ist Raum definiert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pieler die miteinander Schnapsen möchten, müssen sich im selben Raum (also in Bluetooth-Reichweite)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er müssen sich im selben Wlan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in Reichweite angezeig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App ist gestartet und Spieler befinden sich in der Lobb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m Fenster „Spieler in der Nähe“ sollten, alle Spieler die sich im selben Raum befinden angezeigt werd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in Reichweite angezeig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App ist gestartet und ein Spieler hat ein Spiel erstel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urch klicken auf „Spiel beitreten“ sind offene Spiele sichtbar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in Reichweite angezeig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App ist gestartet und ein Spieler hat ein Spiel erstel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urch klicken auf „Spiel beitreten“ sind offene Spiele sichtbar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.00.0000</text:date>, <text:time style:data-style-name="N2" text:time-value="00:05:11.300667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2:00:11.438443725</meta:creation-date>
    <dc:date>2015-06-23T00:09:15.280900402</dc:date>
    <meta:editing-duration>PT7H7M44S</meta:editing-duration>
    <meta:editing-cycles>72</meta:editing-cycles>
    <meta:generator>LibreOffice/4.2.7.2$Linux_X86_64 LibreOffice_project/420m0$Build-2</meta:generator>
    <meta:document-statistic meta:table-count="61" meta:cell-count="4751" meta:object-count="0"/>
  </office:meta>
</office:document-meta>
</file>